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1.61mm"/>
    </style:style>
    <style:style style:name="co2" style:family="table-column">
      <style:table-column-properties fo:break-before="auto" style:column-width="103.49mm"/>
    </style:style>
    <style:style style:name="co3" style:family="table-column">
      <style:table-column-properties fo:break-before="auto" style:column-width="9.24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80.87mm"/>
    </style:style>
    <style:style style:name="co6" style:family="table-column">
      <style:table-column-properties fo:break-before="auto" style:column-width="9.53mm"/>
    </style:style>
    <style:style style:name="co7" style:family="table-column">
      <style:table-column-properties fo:break-before="auto" style:column-width="23.41mm"/>
    </style:style>
    <style:style style:name="co8" style:family="table-column">
      <style:table-column-properties fo:break-before="auto" style:column-width="65.9mm"/>
    </style:style>
    <style:style style:name="co9" style:family="table-column">
      <style:table-column-properties fo:break-before="auto" style:column-width="41.93mm"/>
    </style:style>
    <style:style style:name="co10" style:family="table-column">
      <style:table-column-properties fo:break-before="auto" style:column-width="35.95mm"/>
    </style:style>
    <style:style style:name="co11" style:family="table-column">
      <style:table-column-properties fo:break-before="auto" style:column-width="42.21mm"/>
    </style:style>
    <style:style style:name="co12" style:family="table-column">
      <style:table-column-properties fo:break-before="auto" style:column-width="97.49mm"/>
    </style:style>
    <style:style style:name="co13" style:family="table-column">
      <style:table-column-properties fo:break-before="auto" style:column-width="11.98mm"/>
    </style:style>
    <style:style style:name="co14" style:family="table-column">
      <style:table-column-properties fo:break-before="auto" style:column-width="38.93mm"/>
    </style:style>
    <style:style style:name="co15" style:family="table-column">
      <style:table-column-properties fo:break-before="auto" style:column-width="128.27mm"/>
    </style:style>
    <style:style style:name="ro1" style:family="table-row">
      <style:table-row-properties style:row-height="5.01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5.94mm" fo:break-before="auto" style:use-optimal-row-height="true"/>
    </style:style>
    <style:style style:name="ro4" style:family="table-row">
      <style:table-row-properties style:row-height="6.07mm" fo:break-before="auto" style:use-optimal-row-height="false"/>
    </style:style>
    <style:style style:name="ro5" style:family="table-row">
      <style:table-row-properties style:row-height="8.36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Noto Sans CJK SC Regular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name-complex="Noto Sans CJK SC Regular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ff00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Noto Sans CJK SC Regular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Noto Sans CJK SC Regular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Noto Sans CJK SC Regular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ff00"/>
    </style:style>
    <style:style style:name="ce8" style:family="table-cell" style:parent-style-name="Default">
      <style:table-cell-properties fo:background-color="#ffff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Noto Sans CJK SC Regular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Liberation Serif" style:font-name-asian="Noto Sans CJK SC Regular" style:font-name-complex="Noto Sans CJK SC Regular"/>
    </style:style>
    <style:style style:name="ce10" style:family="table-cell" style:parent-style-name="Default">
      <style:table-cell-properties style:text-align-source="fix" style:repeat-content="false" fo:wrap-option="wrap"/>
      <style:paragraph-properties fo:text-align="start" fo:margin-left="0mm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Noto Sans CJK SC Regular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2" style:family="table-cell" style:parent-style-name="Default">
      <style:table-cell-properties fo:background-color="#ffff00" style:text-align-source="fix" style:repeat-content="false" fo:wrap-option="wrap"/>
      <style:paragraph-properties fo:text-align="start" fo:margin-left="0mm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Noto Sans CJK SC Regular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ffff00" style:text-align-source="fix" style:repeat-content="false"/>
      <style:paragraph-properties fo:text-align="start" fo:margin-left="0mm"/>
      <style:text-properties style:font-name="Liberation Serif" style:font-name-asian="Noto Sans CJK SC Regular" style:font-name-complex="Noto Sans CJK SC Regular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mm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Noto Sans CJK SC Regular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 style:data-style-name="N100">
      <style:table-cell-properties style:text-align-source="fix" style:repeat-content="false" fo:wrap-option="wrap"/>
      <style:paragraph-properties fo:text-align="start" fo:margin-left="0mm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Noto Sans CJK SC Regular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style:font-name="Liberation Serif" style:font-name-asian="Noto Sans CJK SC Regular" style:font-name-complex="Noto Sans CJK SC Regular"/>
    </style:style>
    <style:style style:name="ce17" style:family="table-cell" style:parent-style-name="Default" style:data-style-name="N100">
      <style:table-cell-properties style:text-align-source="fix" style:repeat-content="false"/>
      <style:paragraph-properties fo:text-align="start" fo:margin-left="0mm"/>
    </style:style>
    <style:style style:name="ce18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mm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Noto Sans CJK SC Regular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 style:data-style-name="N100">
      <style:table-cell-properties fo:background-color="#ffff00" style:text-align-source="fix" style:repeat-content="false"/>
      <style:paragraph-properties fo:text-align="start" fo:margin-left="0mm"/>
      <style:text-properties style:font-name="Liberation Serif" style:font-name-asian="Noto Sans CJK SC Regular" style:font-name-complex="Noto Sans CJK SC Regular"/>
    </style:style>
    <style:style style:name="ce20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Noto Sans CJK SC Regular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-asian="Noto Sans CJK SC Regular" style:font-name-complex="Noto Sans CJK SC Regular"/>
    </style:style>
  </office:automatic-styles>
  <office:body>
    <office:spreadsheet>
      <table:calculation-settings table:automatic-find-labels="false"/>
      <table:table table:name="BAIDU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Default"/>
        <table:table-column table:style-name="co4" table:default-cell-style-name="ce1"/>
        <table:table-column table:style-name="co5" table:default-cell-style-name="ce1"/>
        <table:table-column table:style-name="co6" table:default-cell-style-name="Default"/>
        <table:table-column table:style-name="co7" table:default-cell-style-name="ce1"/>
        <table:table-column table:style-name="co8" table:default-cell-style-name="Default"/>
        <table:table-column table:style-name="co4" table:default-cell-style-name="Default"/>
        <table:table-column table:style-name="co4" table:default-cell-style-name="ce1"/>
        <table:table-column table:style-name="co9" table:default-cell-style-name="Default"/>
        <table:table-column table:style-name="co4" table:number-columns-repeated="2" table:default-cell-style-name="Default"/>
        <table:table-column table:style-name="co10" table:default-cell-style-name="Default"/>
        <table:table-column table:style-name="co4" table:number-columns-repeated="1010" table:default-cell-style-name="Default"/>
        <table:table-row table:style-name="ro1">
          <table:table-cell office:value-type="string" calcext:value-type="string">
            <text:p>https://passport.baidu.com/v2/api/?login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2"/>
          <table:table-cell table:style-name="Default"/>
          <table:table-cell table:number-columns-repeated="1014"/>
        </table:table-row>
        <table:table-row table:style-name="ro1">
          <table:table-cell table:style-name="ce2" office:value-type="string" calcext:value-type="string">
            <text:p>第一次请求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2"/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staticpage</text:p>
          </table:table-cell>
          <table:table-cell office:value-type="string" calcext:value-type="string">
            <text:p><text:a xlink:href="https://www.baidu.com/cache/user/html/v3Jump.html" xlink:type="simple">https://www.baidu.com/cache/user/html/v3Jump.html</text:a></text:p>
          </table:table-cell>
          <table:table-cell/>
          <table:table-cell office:value-type="string" calcext:value-type="string">
            <text:p>staticpage</text:p>
          </table:table-cell>
          <table:table-cell office:value-type="string" calcext:value-type="string">
            <text:p><text:a xlink:href="https://www.baidu.com/cache/user/html/v3Jump.html" xlink:type="simple">https://www.baidu.com/cache/user/html/v3Jump.html</text:a></text:p>
          </table:table-cell>
          <table:table-cell/>
          <table:table-cell office:value-type="string" calcext:value-type="string">
            <text:p>staticpage</text:p>
          </table:table-cell>
          <table:table-cell table:style-name="ce1" office:value-type="string" calcext:value-type="string">
            <text:p><text:a xlink:href="https://www.baidu.com/cache/user/html/v3Jump.html" xlink:type="simple">https://www.baidu.com/cache/user/html/v3Jump.html</text:a></text:p>
          </table:table-cell>
          <table:table-cell/>
          <table:table-cell office:value-type="string" calcext:value-type="string">
            <text:p>staticpage</text:p>
          </table:table-cell>
          <table:table-cell table:style-name="ce1" office:value-type="string" calcext:value-type="string">
            <text:p><text:a xlink:href="https://www.baidu.com/cache/user/html/v3Jump.html" xlink:type="simple">https://www.baidu.com/cache/user/html/v3Jump.html</text:a></text:p>
          </table:table-cell>
          <table:table-cell/>
          <table:table-cell table:style-name="ce1" office:value-type="string" calcext:value-type="string">
            <text:p>staticpage</text:p>
          </table:table-cell>
          <table:table-cell table:style-name="ce1" office:value-type="string" calcext:value-type="string">
            <text:p><text:a xlink:href="https://www.baidu.com/cache/user/html/v3Jump.html" xlink:type="simple">https://www.baidu.com/cache/user/html/v3Jump.html</text:a>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harset</text:p>
          </table:table-cell>
          <table:table-cell office:value-type="string" calcext:value-type="string">
            <text:p>UTF-8</text:p>
          </table:table-cell>
          <table:table-cell/>
          <table:table-cell office:value-type="string" calcext:value-type="string">
            <text:p>charset</text:p>
          </table:table-cell>
          <table:table-cell office:value-type="string" calcext:value-type="string">
            <text:p>UTF-8</text:p>
          </table:table-cell>
          <table:table-cell/>
          <table:table-cell office:value-type="string" calcext:value-type="string">
            <text:p>charset</text:p>
          </table:table-cell>
          <table:table-cell table:style-name="ce1" office:value-type="string" calcext:value-type="string">
            <text:p>UTF-8</text:p>
          </table:table-cell>
          <table:table-cell/>
          <table:table-cell office:value-type="string" calcext:value-type="string">
            <text:p>charset</text:p>
          </table:table-cell>
          <table:table-cell table:style-name="ce1" office:value-type="string" calcext:value-type="string">
            <text:p>UTF-8</text:p>
          </table:table-cell>
          <table:table-cell/>
          <table:table-cell table:style-name="ce1" office:value-type="string" calcext:value-type="string">
            <text:p>charset</text:p>
          </table:table-cell>
          <table:table-cell table:style-name="ce1" office:value-type="string" calcext:value-type="string">
            <text:p>UTF-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pl</text:p>
          </table:table-cell>
          <table:table-cell office:value-type="string" calcext:value-type="string">
            <text:p>mn</text:p>
          </table:table-cell>
          <table:table-cell/>
          <table:table-cell office:value-type="string" calcext:value-type="string">
            <text:p>tpl</text:p>
          </table:table-cell>
          <table:table-cell office:value-type="string" calcext:value-type="string">
            <text:p>mn</text:p>
          </table:table-cell>
          <table:table-cell/>
          <table:table-cell office:value-type="string" calcext:value-type="string">
            <text:p>tpl</text:p>
          </table:table-cell>
          <table:table-cell table:style-name="ce1" office:value-type="string" calcext:value-type="string">
            <text:p>mn</text:p>
          </table:table-cell>
          <table:table-cell/>
          <table:table-cell office:value-type="string" calcext:value-type="string">
            <text:p>tpl</text:p>
          </table:table-cell>
          <table:table-cell table:style-name="ce1" office:value-type="string" calcext:value-type="string">
            <text:p>mn</text:p>
          </table:table-cell>
          <table:table-cell/>
          <table:table-cell table:style-name="ce1" office:value-type="string" calcext:value-type="string">
            <text:p>tpl</text:p>
          </table:table-cell>
          <table:table-cell table:style-name="ce1" office:value-type="string" calcext:value-type="string">
            <text:p>mn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ubpro</text:p>
          </table:table-cell>
          <table:table-cell table:style-name="ce5"/>
          <table:table-cell/>
          <table:table-cell office:value-type="string" calcext:value-type="string">
            <text:p>subpro</text:p>
          </table:table-cell>
          <table:table-cell table:style-name="ce5"/>
          <table:table-cell/>
          <table:table-cell office:value-type="string" calcext:value-type="string">
            <text:p>subpro</text:p>
          </table:table-cell>
          <table:table-cell table:style-name="ce5"/>
          <table:table-cell/>
          <table:table-cell office:value-type="string" calcext:value-type="string">
            <text:p>subpro</text:p>
          </table:table-cell>
          <table:table-cell table:style-name="ce5"/>
          <table:table-cell/>
          <table:table-cell table:style-name="ce1" office:value-type="string" calcext:value-type="string">
            <text:p>subpro</text:p>
          </table:table-cell>
          <table:table-cell table:style-name="ce5"/>
          <table:table-cell table:number-columns-repeated="1010"/>
        </table:table-row>
        <table:table-row table:style-name="ro1">
          <table:table-cell office:value-type="string" calcext:value-type="string">
            <text:p>apiver</text:p>
          </table:table-cell>
          <table:table-cell office:value-type="string" calcext:value-type="string">
            <text:p>v3</text:p>
          </table:table-cell>
          <table:table-cell/>
          <table:table-cell office:value-type="string" calcext:value-type="string">
            <text:p>apiver</text:p>
          </table:table-cell>
          <table:table-cell office:value-type="string" calcext:value-type="string">
            <text:p>v3</text:p>
          </table:table-cell>
          <table:table-cell/>
          <table:table-cell office:value-type="string" calcext:value-type="string">
            <text:p>apiver</text:p>
          </table:table-cell>
          <table:table-cell table:style-name="ce1" office:value-type="string" calcext:value-type="string">
            <text:p>v3</text:p>
          </table:table-cell>
          <table:table-cell/>
          <table:table-cell office:value-type="string" calcext:value-type="string">
            <text:p>apiver</text:p>
          </table:table-cell>
          <table:table-cell table:style-name="ce1" office:value-type="string" calcext:value-type="string">
            <text:p>v3</text:p>
          </table:table-cell>
          <table:table-cell/>
          <table:table-cell table:style-name="ce1" office:value-type="string" calcext:value-type="string">
            <text:p>apiver</text:p>
          </table:table-cell>
          <table:table-cell table:style-name="ce1" office:value-type="string" calcext:value-type="string">
            <text:p>v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destring</text:p>
          </table:table-cell>
          <table:table-cell table:style-name="ce5"/>
          <table:table-cell/>
          <table:table-cell office:value-type="string" calcext:value-type="string">
            <text:p>codestring</text:p>
          </table:table-cell>
          <table:table-cell table:style-name="ce5"/>
          <table:table-cell/>
          <table:table-cell office:value-type="string" calcext:value-type="string">
            <text:p>codestring</text:p>
          </table:table-cell>
          <table:table-cell table:style-name="ce5"/>
          <table:table-cell/>
          <table:table-cell office:value-type="string" calcext:value-type="string">
            <text:p>codestring</text:p>
          </table:table-cell>
          <table:table-cell table:style-name="ce5"/>
          <table:table-cell/>
          <table:table-cell table:style-name="ce1" office:value-type="string" calcext:value-type="string">
            <text:p>codestring</text:p>
          </table:table-cell>
          <table:table-cell table:style-name="ce5"/>
          <table:table-cell table:number-columns-repeated="1010"/>
        </table:table-row>
        <table:table-row table:style-name="ro1">
          <table:table-cell office:value-type="string" calcext:value-type="string">
            <text:p>safeflg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afeflg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afeflg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office:value-type="string" calcext:value-type="string">
            <text:p>safeflg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safeflg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<text:a xlink:href="https://www.baidu.com/" xlink:type="simple">https://www.baidu.com/</text:a></text:p>
          </table:table-cell>
          <table:table-cell/>
          <table:table-cell office:value-type="string" calcext:value-type="string">
            <text:p>u</text:p>
          </table:table-cell>
          <table:table-cell office:value-type="string" calcext:value-type="string">
            <text:p><text:a xlink:href="https://www.baidu.com/" xlink:type="simple">https://www.baidu.com/</text:a></text:p>
          </table:table-cell>
          <table:table-cell/>
          <table:table-cell office:value-type="string" calcext:value-type="string">
            <text:p>u</text:p>
          </table:table-cell>
          <table:table-cell table:style-name="ce1" office:value-type="string" calcext:value-type="string">
            <text:p><text:a xlink:href="https://www.baidu.com/" xlink:type="simple">https://www.baidu.com/</text:a></text:p>
          </table:table-cell>
          <table:table-cell/>
          <table:table-cell office:value-type="string" calcext:value-type="string">
            <text:p>u</text:p>
          </table:table-cell>
          <table:table-cell table:style-name="ce1" office:value-type="string" calcext:value-type="string">
            <text:p><text:a xlink:href="https://www.baidu.com/" xlink:type="simple">https://www.baidu.com/</text:a></text:p>
          </table:table-cell>
          <table:table-cell/>
          <table:table-cell table:style-name="ce1" office:value-type="string" calcext:value-type="string">
            <text:p>u</text:p>
          </table:table-cell>
          <table:table-cell table:style-name="ce1" office:value-type="string" calcext:value-type="string">
            <text:p><text:a xlink:href="https://www.baidu.com/" xlink:type="simple">https://www.baidu.com/</text:a>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sPhone</text:p>
          </table:table-cell>
          <table:table-cell table:style-name="ce5"/>
          <table:table-cell/>
          <table:table-cell office:value-type="string" calcext:value-type="string">
            <text:p>isPhone</text:p>
          </table:table-cell>
          <table:table-cell table:style-name="ce6" office:value-type="string" calcext:value-type="string">
            <text:p>false</text:p>
          </table:table-cell>
          <table:table-cell/>
          <table:table-cell office:value-type="string" calcext:value-type="string">
            <text:p>isPhone</text:p>
          </table:table-cell>
          <table:table-cell table:style-name="ce6" office:value-type="string" calcext:value-type="string">
            <text:p>false</text:p>
          </table:table-cell>
          <table:table-cell/>
          <table:table-cell office:value-type="string" calcext:value-type="string">
            <text:p>isPhone</text:p>
          </table:table-cell>
          <table:table-cell table:style-name="ce6" office:value-type="string" calcext:value-type="string">
            <text:p>false</text:p>
          </table:table-cell>
          <table:table-cell/>
          <table:table-cell table:style-name="ce1" office:value-type="string" calcext:value-type="string">
            <text:p>isPhone</text:p>
          </table:table-cell>
          <table:table-cell table:style-name="ce6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etect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etect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etect</text:p>
          </table:table-cell>
          <table:table-cell table:style-name="ce1" office:value-type="float" office:value="1" calcext:value-type="float">
            <text:p>1</text:p>
          </table:table-cell>
          <table:table-cell/>
          <table:table-cell office:value-type="string" calcext:value-type="string">
            <text:p>detect</text:p>
          </table:table-cell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detect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quick_use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quick_use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quick_user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office:value-type="string" calcext:value-type="string">
            <text:p>quick_user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quick_user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ogintype</text:p>
          </table:table-cell>
          <table:table-cell office:value-type="string" calcext:value-type="string">
            <text:p>dialogLogin</text:p>
          </table:table-cell>
          <table:table-cell/>
          <table:table-cell office:value-type="string" calcext:value-type="string">
            <text:p>logintype</text:p>
          </table:table-cell>
          <table:table-cell office:value-type="string" calcext:value-type="string">
            <text:p>dialogLogin</text:p>
          </table:table-cell>
          <table:table-cell/>
          <table:table-cell office:value-type="string" calcext:value-type="string">
            <text:p>logintype</text:p>
          </table:table-cell>
          <table:table-cell table:style-name="ce1" office:value-type="string" calcext:value-type="string">
            <text:p>dialogLogin</text:p>
          </table:table-cell>
          <table:table-cell/>
          <table:table-cell office:value-type="string" calcext:value-type="string">
            <text:p>logintype</text:p>
          </table:table-cell>
          <table:table-cell table:style-name="ce1" office:value-type="string" calcext:value-type="string">
            <text:p>dialogLogin</text:p>
          </table:table-cell>
          <table:table-cell/>
          <table:table-cell table:style-name="ce1" office:value-type="string" calcext:value-type="string">
            <text:p>logintype</text:p>
          </table:table-cell>
          <table:table-cell table:style-name="ce1" office:value-type="string" calcext:value-type="string">
            <text:p>dialogLogin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ogLoginType</text:p>
          </table:table-cell>
          <table:table-cell office:value-type="string" calcext:value-type="string">
            <text:p>pc_loginDialog</text:p>
          </table:table-cell>
          <table:table-cell/>
          <table:table-cell office:value-type="string" calcext:value-type="string">
            <text:p>logLoginType</text:p>
          </table:table-cell>
          <table:table-cell office:value-type="string" calcext:value-type="string">
            <text:p>pc_loginDialog</text:p>
          </table:table-cell>
          <table:table-cell/>
          <table:table-cell office:value-type="string" calcext:value-type="string">
            <text:p>logLoginType</text:p>
          </table:table-cell>
          <table:table-cell table:style-name="ce1" office:value-type="string" calcext:value-type="string">
            <text:p>pc_loginDialog</text:p>
          </table:table-cell>
          <table:table-cell/>
          <table:table-cell office:value-type="string" calcext:value-type="string">
            <text:p>logLoginType</text:p>
          </table:table-cell>
          <table:table-cell table:style-name="ce1" office:value-type="string" calcext:value-type="string">
            <text:p>pc_loginDialog</text:p>
          </table:table-cell>
          <table:table-cell/>
          <table:table-cell table:style-name="ce1" office:value-type="string" calcext:value-type="string">
            <text:p>logLoginType</text:p>
          </table:table-cell>
          <table:table-cell table:style-name="ce1" office:value-type="string" calcext:value-type="string">
            <text:p>pc_loginDialog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dc</text:p>
          </table:table-cell>
          <table:table-cell table:style-name="ce5"/>
          <table:table-cell/>
          <table:table-cell office:value-type="string" calcext:value-type="string">
            <text:p>idc</text:p>
          </table:table-cell>
          <table:table-cell table:style-name="ce5"/>
          <table:table-cell/>
          <table:table-cell office:value-type="string" calcext:value-type="string">
            <text:p>idc</text:p>
          </table:table-cell>
          <table:table-cell table:style-name="ce5"/>
          <table:table-cell/>
          <table:table-cell office:value-type="string" calcext:value-type="string">
            <text:p>idc</text:p>
          </table:table-cell>
          <table:table-cell table:style-name="ce5"/>
          <table:table-cell/>
          <table:table-cell table:style-name="ce1" office:value-type="string" calcext:value-type="string">
            <text:p>idc</text:p>
          </table:table-cell>
          <table:table-cell table:style-name="ce5"/>
          <table:table-cell table:number-columns-repeated="1010"/>
        </table:table-row>
        <table:table-row table:style-name="ro1">
          <table:table-cell office:value-type="string" calcext:value-type="string">
            <text:p>loginmerge</text:p>
          </table:table-cell>
          <table:table-cell table:style-name="ce6" office:value-type="string" calcext:value-type="string">
            <text:p>true</text:p>
          </table:table-cell>
          <table:table-cell/>
          <table:table-cell office:value-type="string" calcext:value-type="string">
            <text:p>loginmerge</text:p>
          </table:table-cell>
          <table:table-cell table:style-name="ce6" office:value-type="string" calcext:value-type="string">
            <text:p>true</text:p>
          </table:table-cell>
          <table:table-cell/>
          <table:table-cell office:value-type="string" calcext:value-type="string">
            <text:p>loginmerge</text:p>
          </table:table-cell>
          <table:table-cell table:style-name="ce6" office:value-type="string" calcext:value-type="string">
            <text:p>true</text:p>
          </table:table-cell>
          <table:table-cell/>
          <table:table-cell office:value-type="string" calcext:value-type="string">
            <text:p>loginmerge</text:p>
          </table:table-cell>
          <table:table-cell table:style-name="ce6" office:value-type="string" calcext:value-type="string">
            <text:p>true</text:p>
          </table:table-cell>
          <table:table-cell/>
          <table:table-cell table:style-name="ce1" office:value-type="string" calcext:value-type="string">
            <text:p>loginmerge</text:p>
          </table:table-cell>
          <table:table-cell table:style-name="ce6" office:value-type="string" calcext:value-type="string">
            <text:p>true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plogin</text:p>
          </table:table-cell>
          <table:table-cell office:value-type="string" calcext:value-type="string">
            <text:p>rate</text:p>
          </table:table-cell>
          <table:table-cell/>
          <table:table-cell office:value-type="string" calcext:value-type="string">
            <text:p>splogin</text:p>
          </table:table-cell>
          <table:table-cell office:value-type="string" calcext:value-type="string">
            <text:p>rate</text:p>
          </table:table-cell>
          <table:table-cell/>
          <table:table-cell office:value-type="string" calcext:value-type="string">
            <text:p>splogin</text:p>
          </table:table-cell>
          <table:table-cell table:style-name="ce1" office:value-type="string" calcext:value-type="string">
            <text:p>rate</text:p>
          </table:table-cell>
          <table:table-cell/>
          <table:table-cell office:value-type="string" calcext:value-type="string">
            <text:p>splogin</text:p>
          </table:table-cell>
          <table:table-cell table:style-name="ce1" office:value-type="string" calcext:value-type="string">
            <text:p>rate</text:p>
          </table:table-cell>
          <table:table-cell/>
          <table:table-cell table:style-name="ce4" office:value-type="string" calcext:value-type="string">
            <text:p>mkey</text:p>
          </table:table-cell>
          <table:table-cell table:style-name="ce8"/>
          <table:table-cell table:number-columns-repeated="1010"/>
        </table:table-row>
        <table:table-row table:style-name="ro1">
          <table:table-cell office:value-type="string" calcext:value-type="string">
            <text:p>username</text:p>
          </table:table-cell>
          <table:table-cell office:value-type="string" calcext:value-type="string">
            <text:p>Far_Away0903</text:p>
          </table:table-cell>
          <table:table-cell/>
          <table:table-cell office:value-type="string" calcext:value-type="string">
            <text:p>username</text:p>
          </table:table-cell>
          <table:table-cell office:value-type="string" calcext:value-type="string">
            <text:p>Far_Away0903</text:p>
          </table:table-cell>
          <table:table-cell/>
          <table:table-cell office:value-type="string" calcext:value-type="string">
            <text:p>username</text:p>
          </table:table-cell>
          <table:table-cell table:style-name="ce1" office:value-type="string" calcext:value-type="string">
            <text:p>Far_Away0903</text:p>
          </table:table-cell>
          <table:table-cell/>
          <table:table-cell office:value-type="string" calcext:value-type="string">
            <text:p>username</text:p>
          </table:table-cell>
          <table:table-cell table:style-name="ce1" office:value-type="string" calcext:value-type="string">
            <text:p>Far_Away0903</text:p>
          </table:table-cell>
          <table:table-cell/>
          <table:table-cell table:style-name="ce1" office:value-type="string" calcext:value-type="string">
            <text:p>splogin</text:p>
          </table:table-cell>
          <table:table-cell table:style-name="ce1" office:value-type="string" calcext:value-type="string">
            <text:p>rate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em_pass</text:p>
          </table:table-cell>
          <table:table-cell office:value-type="string" calcext:value-type="string">
            <text:p>on</text:p>
          </table:table-cell>
          <table:table-cell/>
          <table:table-cell office:value-type="string" calcext:value-type="string">
            <text:p>mem_pass</text:p>
          </table:table-cell>
          <table:table-cell office:value-type="string" calcext:value-type="string">
            <text:p>on</text:p>
          </table:table-cell>
          <table:table-cell/>
          <table:table-cell office:value-type="string" calcext:value-type="string">
            <text:p>mem_pass</text:p>
          </table:table-cell>
          <table:table-cell table:style-name="ce1" office:value-type="string" calcext:value-type="string">
            <text:p>on</text:p>
          </table:table-cell>
          <table:table-cell/>
          <table:table-cell office:value-type="string" calcext:value-type="string">
            <text:p>mem_pass</text:p>
          </table:table-cell>
          <table:table-cell table:style-name="ce1" office:value-type="string" calcext:value-type="string">
            <text:p>on</text:p>
          </table:table-cell>
          <table:table-cell/>
          <table:table-cell table:style-name="ce1" office:value-type="string" calcext:value-type="string">
            <text:p>username</text:p>
          </table:table-cell>
          <table:table-cell table:style-name="ce1" office:value-type="string" calcext:value-type="string">
            <text:p>Far_Away090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rypttype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crypttype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crypttype</text:p>
          </table:table-cell>
          <table:table-cell table:style-name="ce1" office:value-type="float" office:value="12" calcext:value-type="float">
            <text:p>12</text:p>
          </table:table-cell>
          <table:table-cell/>
          <table:table-cell office:value-type="string" calcext:value-type="string">
            <text:p>crypttype</text:p>
          </table:table-cell>
          <table:table-cell table:style-name="ce1" office:value-type="float" office:value="12" calcext:value-type="float">
            <text:p>12</text:p>
          </table:table-cell>
          <table:table-cell/>
          <table:table-cell table:style-name="ce1" office:value-type="string" calcext:value-type="string">
            <text:p>mem_pass</text:p>
          </table:table-cell>
          <table:table-cell table:style-name="ce1" office:value-type="string" calcext:value-type="string">
            <text:p>on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rypttype</text:p>
          </table:table-cell>
          <table:table-cell table:style-name="ce5"/>
          <table:table-cell/>
          <table:table-cell office:value-type="string" calcext:value-type="string">
            <text:p>countrycode</text:p>
          </table:table-cell>
          <table:table-cell table:style-name="ce5"/>
          <table:table-cell/>
          <table:table-cell office:value-type="string" calcext:value-type="string">
            <text:p>countrycode</text:p>
          </table:table-cell>
          <table:table-cell table:style-name="ce5"/>
          <table:table-cell/>
          <table:table-cell office:value-type="string" calcext:value-type="string">
            <text:p>countrycode</text:p>
          </table:table-cell>
          <table:table-cell table:style-name="ce5"/>
          <table:table-cell/>
          <table:table-cell table:style-name="ce1" office:value-type="string" calcext:value-type="string">
            <text:p>crypttype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p_uid</text:p>
          </table:table-cell>
          <table:table-cell table:style-name="ce5"/>
          <table:table-cell/>
          <table:table-cell office:value-type="string" calcext:value-type="string">
            <text:p>fp_uid</text:p>
          </table:table-cell>
          <table:table-cell table:style-name="ce5"/>
          <table:table-cell/>
          <table:table-cell office:value-type="string" calcext:value-type="string">
            <text:p>fp_uid</text:p>
          </table:table-cell>
          <table:table-cell table:style-name="ce5"/>
          <table:table-cell/>
          <table:table-cell office:value-type="string" calcext:value-type="string">
            <text:p>fp_uid</text:p>
          </table:table-cell>
          <table:table-cell table:style-name="ce5"/>
          <table:table-cell/>
          <table:table-cell table:style-name="ce1" office:value-type="string" calcext:value-type="string">
            <text:p>countrycode</text:p>
          </table:table-cell>
          <table:table-cell table:style-name="ce5"/>
          <table:table-cell table:number-columns-repeated="1010"/>
        </table:table-row>
        <table:table-row table:style-name="ro1">
          <table:table-cell office:value-type="string" calcext:value-type="string">
            <text:p>fp_info</text:p>
          </table:table-cell>
          <table:table-cell table:style-name="ce5"/>
          <table:table-cell/>
          <table:table-cell office:value-type="string" calcext:value-type="string">
            <text:p>fp_info</text:p>
          </table:table-cell>
          <table:table-cell table:style-name="ce5"/>
          <table:table-cell/>
          <table:table-cell office:value-type="string" calcext:value-type="string">
            <text:p>fp_info</text:p>
          </table:table-cell>
          <table:table-cell table:style-name="ce5"/>
          <table:table-cell/>
          <table:table-cell office:value-type="string" calcext:value-type="string">
            <text:p>fp_info</text:p>
          </table:table-cell>
          <table:table-cell table:style-name="ce5"/>
          <table:table-cell/>
          <table:table-cell table:style-name="ce1" office:value-type="string" calcext:value-type="string">
            <text:p>fp_uid</text:p>
          </table:table-cell>
          <table:table-cell table:style-name="ce5"/>
          <table:table-cell table:number-columns-repeated="1010"/>
        </table:table-row>
        <table:table-row table:style-name="ro1">
          <table:table-cell office:value-type="string" calcext:value-type="string">
            <text:p>loginversion</text:p>
          </table:table-cell>
          <table:table-cell office:value-type="string" calcext:value-type="string">
            <text:p>v4</text:p>
          </table:table-cell>
          <table:table-cell/>
          <table:table-cell office:value-type="string" calcext:value-type="string">
            <text:p>loginversion</text:p>
          </table:table-cell>
          <table:table-cell office:value-type="string" calcext:value-type="string">
            <text:p>v4</text:p>
          </table:table-cell>
          <table:table-cell/>
          <table:table-cell office:value-type="string" calcext:value-type="string">
            <text:p>loginversion</text:p>
          </table:table-cell>
          <table:table-cell table:style-name="ce1" office:value-type="string" calcext:value-type="string">
            <text:p>v4</text:p>
          </table:table-cell>
          <table:table-cell/>
          <table:table-cell office:value-type="string" calcext:value-type="string">
            <text:p>loginversion</text:p>
          </table:table-cell>
          <table:table-cell table:style-name="ce1" office:value-type="string" calcext:value-type="string">
            <text:p>v4</text:p>
          </table:table-cell>
          <table:table-cell/>
          <table:table-cell table:style-name="ce1" office:value-type="string" calcext:value-type="string">
            <text:p>fp_info</text:p>
          </table:table-cell>
          <table:table-cell table:style-name="ce5"/>
          <table:table-cell table:number-columns-repeated="1010"/>
        </table:table-row>
        <table:table-row table:style-name="ro1"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ce1" office:value-type="string" calcext:value-type="string">
            <text:p>loginversion</text:p>
          </table:table-cell>
          <table:table-cell table:style-name="ce1" office:value-type="string" calcext:value-type="string">
            <text:p>v4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变化的内容</text:p>
          </table:table-cell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 table:number-columns-repeated="2"/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tt</text:p>
          </table:table-cell>
          <table:table-cell office:value-type="float" office:value="1564323258398" calcext:value-type="float">
            <text:p>1564323258398</text:p>
          </table:table-cell>
          <table:table-cell/>
          <table:table-cell office:value-type="string" calcext:value-type="string">
            <text:p>tt</text:p>
          </table:table-cell>
          <table:table-cell office:value-type="float" office:value="1564324349999" calcext:value-type="float">
            <text:p>1564324349999</text:p>
          </table:table-cell>
          <table:table-cell/>
          <table:table-cell office:value-type="string" calcext:value-type="string">
            <text:p>tt</text:p>
          </table:table-cell>
          <table:table-cell table:style-name="ce1" office:value-type="float" office:value="1564353114783" calcext:value-type="float">
            <text:p>1564353114783</text:p>
          </table:table-cell>
          <table:table-cell/>
          <table:table-cell office:value-type="string" calcext:value-type="string">
            <text:p>tt</text:p>
          </table:table-cell>
          <table:table-cell table:style-name="ce1" office:value-type="float" office:value="1564442081172" calcext:value-type="float">
            <text:p>1564442081172</text:p>
          </table:table-cell>
          <table:table-cell/>
          <table:table-cell table:style-name="ce1" office:value-type="string" calcext:value-type="string">
            <text:p>tt</text:p>
          </table:table-cell>
          <table:table-cell table:style-name="ce1" office:value-type="float" office:value="1564524461374" calcext:value-type="float">
            <text:p>156452446137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id</text:p>
          </table:table-cell>
          <table:table-cell office:value-type="string" calcext:value-type="string">
            <text:p>7439895-8B79-4D3E-8BB4-E5C00866A5FE</text:p>
          </table:table-cell>
          <table:table-cell/>
          <table:table-cell office:value-type="string" calcext:value-type="string">
            <text:p>gid</text:p>
          </table:table-cell>
          <table:table-cell office:value-type="string" calcext:value-type="string">
            <text:p>755D5F7-16CA-4F51-9233-48C22123BD25</text:p>
          </table:table-cell>
          <table:table-cell/>
          <table:table-cell office:value-type="string" calcext:value-type="string">
            <text:p>gid</text:p>
          </table:table-cell>
          <table:table-cell table:style-name="ce1" office:value-type="string" calcext:value-type="string">
            <text:p>10205F8-858F-4250-A640-9AA2A789509C</text:p>
          </table:table-cell>
          <table:table-cell/>
          <table:table-cell office:value-type="string" calcext:value-type="string">
            <text:p>gid</text:p>
          </table:table-cell>
          <table:table-cell table:style-name="ce1" office:value-type="string" calcext:value-type="string">
            <text:p>6DFCC73-D941-4383-BDEF-F7C7E24CA9CC</text:p>
          </table:table-cell>
          <table:table-cell/>
          <table:table-cell table:style-name="ce1" office:value-type="string" calcext:value-type="string">
            <text:p>gid</text:p>
          </table:table-cell>
          <table:table-cell table:style-name="ce1" office:value-type="string" calcext:value-type="string">
            <text:p>E31A519-11D5-41D0-AB79-733AB03E6B02</text:p>
          </table:table-cell>
          <table:table-cell table:number-columns-repeated="1010"/>
        </table:table-row>
        <table:table-row table:style-name="ro1">
          <table:table-cell table:style-name="ce4" office:value-type="string" calcext:value-type="string">
            <text:p>token</text:p>
          </table:table-cell>
          <table:table-cell table:style-name="ce4" office:value-type="string" calcext:value-type="string">
            <text:p>98b575912805312c60e1b8e4d4e0a843</text:p>
          </table:table-cell>
          <table:table-cell table:style-name="ce7"/>
          <table:table-cell table:style-name="ce4" office:value-type="string" calcext:value-type="string">
            <text:p>token</text:p>
          </table:table-cell>
          <table:table-cell table:style-name="ce4" office:value-type="string" calcext:value-type="string">
            <text:p>98b575912805312c60e1b8e4d4e0a843</text:p>
          </table:table-cell>
          <table:table-cell table:style-name="ce7"/>
          <table:table-cell office:value-type="string" calcext:value-type="string">
            <text:p>token</text:p>
          </table:table-cell>
          <table:table-cell table:style-name="ce1" office:value-type="string" calcext:value-type="string">
            <text:p>ae8ac14cc81d43e6f8a16798a3bf4d3a</text:p>
          </table:table-cell>
          <table:table-cell table:style-name="ce7"/>
          <table:table-cell office:value-type="string" calcext:value-type="string">
            <text:p>token</text:p>
          </table:table-cell>
          <table:table-cell table:style-name="ce1" office:value-type="string" calcext:value-type="string">
            <text:p>ae8ac14cc81d43e6f8a16798a3bf4d3a</text:p>
          </table:table-cell>
          <table:table-cell table:style-name="ce7"/>
          <table:table-cell table:style-name="ce1" office:value-type="string" calcext:value-type="string">
            <text:p>token</text:p>
          </table:table-cell>
          <table:table-cell table:style-name="ce1" office:value-type="string" calcext:value-type="string">
            <text:p>1ac32d5c2ef08c99a1e9d9e18e74a934</text:p>
          </table:table-cell>
          <table:table-cell table:style-name="ce7" table:number-columns-repeated="1010"/>
        </table:table-row>
        <table:table-row table:style-name="ro1">
          <table:table-cell office:value-type="string" calcext:value-type="string">
            <text:p>password</text:p>
          </table:table-cell>
          <table:table-cell office:value-type="string" calcext:value-type="string">
            <text:p>E3X8ieYXUN3RL2ViLcEZPc4VObc+EdPsjZnoKzh7v3d1GvP7oa/H8YwvbxDy5kWcSzRcQiVpDaxxHuwzq5vderJSOr9zpJ+OvxSeSy4rfwRoVkewqrPyOCrghfAnFNgbpN7k+XeW5f/6sO7zl+k0EIgf6eFgoBWNLTe24HbCg48=</text:p>
          </table:table-cell>
          <table:table-cell/>
          <table:table-cell office:value-type="string" calcext:value-type="string">
            <text:p>password</text:p>
          </table:table-cell>
          <table:table-cell office:value-type="string" calcext:value-type="string">
            <text:p>kjZmz0J8BflclZYAeDatWysSluJKbgPvkmtGxyv4kANg2CefyonK/9xydZHaARKqoa+VT6gGHdy3Dlw55Ol2NVh1izpdh4EtZwf8Ba/q2YfhiLnBV19w+UG98J5oi3Tt5YmJ1n+eoahQPE0rF+woTVCrGQzt+MBufSPpdAzT94c=</text:p>
          </table:table-cell>
          <table:table-cell/>
          <table:table-cell office:value-type="string" calcext:value-type="string">
            <text:p>password</text:p>
          </table:table-cell>
          <table:table-cell table:style-name="ce1" office:value-type="string" calcext:value-type="string">
            <text:p>O/XHGjb0oxkeXPkcdDPg+arnegupQrpuWLd67J6L2/+rciPqJ9JLFyzAOf9jX/xPqlVOBkDX1eAvpdTLClNJ/OWVDCFWT8HhharNovIepsYYc+FUhW8MVGYTbd7kR9kdkRnMpOJKRk3qAfbGl4wBXDykIPfczT1MQvHT+EuA8gM=</text:p>
          </table:table-cell>
          <table:table-cell/>
          <table:table-cell office:value-type="string" calcext:value-type="string">
            <text:p>password</text:p>
          </table:table-cell>
          <table:table-cell table:style-name="ce1" office:value-type="string" calcext:value-type="string">
            <text:p>Dh0Ux9qriUNA29HzBJcDr8b3VDIgVIricZF0Ikd5BEzFonSE17HRU0beLJrwRIhZVK6LQZXLa5VDvAz3knI8Df/DZXWxVel8cqbI8RLOzadsetmfw5RMxEuDVvfRWcDWxtRQ1zyHfFMQzxjKrTGeIIWM3F+UhNkGaBsJMepYqWE=</text:p>
          </table:table-cell>
          <table:table-cell/>
          <table:table-cell table:style-name="ce1" office:value-type="string" calcext:value-type="string">
            <text:p>password</text:p>
          </table:table-cell>
          <table:table-cell table:style-name="ce1" office:value-type="string" calcext:value-type="string">
            <text:p>HGQeYZg2DqCiyaYb0xVRR6yyYBjIlyWNH4pTh0SrE7RtrEY7BOh5n2Cl88p/Yz1BPADH4GRz3sU8w3aN0U8wl8D/3vtLDfVDh4cgUGsCJqsO280ivzDHqAt2kuvlST2pkLVhyk9b8V/WQTiUJaiXe4O3hbwbL6fKurEo+1ntjfE=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sakey</text:p>
          </table:table-cell>
          <table:table-cell office:value-type="string" calcext:value-type="string">
            <text:p>E9wSIsXQIhXeSvt1JqNwfOeW6OHYRDRt</text:p>
          </table:table-cell>
          <table:table-cell/>
          <table:table-cell office:value-type="string" calcext:value-type="string">
            <text:p>rsakey</text:p>
          </table:table-cell>
          <table:table-cell office:value-type="string" calcext:value-type="string">
            <text:p>ZzeSiHbsjFeCfN3HnlpdHycPFunh4rk2</text:p>
          </table:table-cell>
          <table:table-cell/>
          <table:table-cell office:value-type="string" calcext:value-type="string">
            <text:p>rsakey</text:p>
          </table:table-cell>
          <table:table-cell table:style-name="ce1" office:value-type="string" calcext:value-type="string">
            <text:p>9oPOtNWyamefHYEY8gfYmNtKXlZZjfZ3</text:p>
          </table:table-cell>
          <table:table-cell/>
          <table:table-cell office:value-type="string" calcext:value-type="string">
            <text:p>rsakey</text:p>
          </table:table-cell>
          <table:table-cell table:style-name="ce1" office:value-type="string" calcext:value-type="string">
            <text:p>gYak0M53IICsBcHnP92y2x6p53fjfJrR</text:p>
          </table:table-cell>
          <table:table-cell/>
          <table:table-cell table:style-name="ce1" office:value-type="string" calcext:value-type="string">
            <text:p>rsakey</text:p>
          </table:table-cell>
          <table:table-cell table:style-name="ce1" office:value-type="string" calcext:value-type="string">
            <text:p>imTFZoqXjlLvuZfkD4Nb2AegDGm6lutB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pui_logintime</text:p>
          </table:table-cell>
          <table:table-cell office:value-type="float" office:value="23059" calcext:value-type="float">
            <text:p>23059</text:p>
          </table:table-cell>
          <table:table-cell/>
          <table:table-cell office:value-type="string" calcext:value-type="string">
            <text:p>ppui_logintime</text:p>
          </table:table-cell>
          <table:table-cell office:value-type="float" office:value="11232" calcext:value-type="float">
            <text:p>11232</text:p>
          </table:table-cell>
          <table:table-cell/>
          <table:table-cell office:value-type="string" calcext:value-type="string">
            <text:p>ppui_logintime</text:p>
          </table:table-cell>
          <table:table-cell table:style-name="ce1" office:value-type="float" office:value="31372" calcext:value-type="float">
            <text:p>31372</text:p>
          </table:table-cell>
          <table:table-cell/>
          <table:table-cell office:value-type="string" calcext:value-type="string">
            <text:p>ppui_logintime</text:p>
          </table:table-cell>
          <table:table-cell table:style-name="ce1" office:value-type="float" office:value="32899" calcext:value-type="float">
            <text:p>32899</text:p>
          </table:table-cell>
          <table:table-cell/>
          <table:table-cell table:style-name="ce1" office:value-type="string" calcext:value-type="string">
            <text:p>ppui_logintime</text:p>
          </table:table-cell>
          <table:table-cell table:style-name="ce1" office:value-type="float" office:value="19399" calcext:value-type="float">
            <text:p>1939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s</text:p>
          </table:table-cell>
          <table:table-cell office:value-type="string" calcext:value-type="string">
            <text:p>L/dLOGl6fEXlMxFJDR1IU/E6zQ3SwNYtOeKcwT7Cs3tXT6lW95EL15tM+qEqfFL4P9khZHUVmP3CvB5BIG6NM/+3VLQJGsI+22TB0QpfaCZS2fJ98403PDLDDhwRxVddJISvT+hCDOh2qTGq2tDPYKUuAil5dZAAcdUVqGX+yoFOjmAY2X5uBsss6x1+w2CphLWqU7byZG89jB2cmimLjpo+Ng1fbZKj/tt4vo2NgT0yHYEeshLMZs2HKKfkTKFmlIIFqM+PAcD1uVFaAVr8yOwtz5jco0XQgTqD8dYfI45foc4FkZhuoahereXAtULmtoYqY+9d93wsC+JjEXfHjcrcOXoS9QH7IjRneU4q6shVFwuwebKR2hIULk45RV+AdVg5rCtmWHilHhZmoUiJR+lrnzzlgTLEPZ0+8sVI1ipvGhF9OR96YHTIsk/6VPB39s8SOfS2yxyHT1Vit24RI7h6eQLY0L+kOkZlbYEQQSXQ48XuuobnIm+LQcSQhZIHVQxDwX+jGfe0Ygb1v9jUTA==</text:p>
          </table:table-cell>
          <table:table-cell/>
          <table:table-cell office:value-type="string" calcext:value-type="string">
            <text:p>ds</text:p>
          </table:table-cell>
          <table:table-cell office:value-type="string" calcext:value-type="string">
            <text:p>wgMJ3IdIm5qog9vyid43YwF5YFmBc2FfcytDE7BI6BTy7rc42n9e7W3kZNf9hFRxZRsNLlmJg2GpDfLu8bgyCx3wl+lsq/GAJbfUtIwZFjwdVwRIOkVSY6FJ6ZO0T5hxeSXj0GuhQ317l4PUHrZT66cCDIMNkHLUgzPRFWzNTnvcRhaWvVKNUJAH3c+U+4X9aQv5WC68olfFvLxnlWTYaaGIooBHq68yNx5v8QuLPO+JdO5fu/6Eeee1YXwYylhdm2LXNc80e2yrhMSNmIeEDHD4Y3pjVwNilflXnMKtCvFhlRXo77LjRsMZbJHXL+YkNCbkHyIeJGRigjVn9vO/Inad2vKLqtrzGK3sMfcIUmo/29Opg6BlMF+71mh8gVMKmtZJOHnkkpYEQOtsl7QgWrFBQB52d+j8SkzSSQkoCcdJCbF3Ev7Io2SPqXzuL3K700H4DjN+wepO+AZ8FkMgNJyhKtzugAIOD+PHJlQ7nDZWBowTsVrxeCQfvqZdoxnpVCei7Si4yuaTUWw3Cs6+/bkhCgUWkOP5H+z5E1Oqrn8ep/GMwgUJaSanF3BY/KPwj327uFEar7FR1C5WnqxXFwlM6zmhT/GGs0fQF/Drs8CNzFSW7ndpmnNsvgc5X6OFLQ8crcDmtCgsRchf29p1kx3ye7qfq5db8l8/sQUjvJ4F+/VTERujSZYUvKtf6dIb3WqcdiCcYn+O64yUroW2Z3Z3VjNSnYW0mQ7wDgetJmi/GZyWcl4xuyBMswzKwJe3xG1TI49WOxhFIi3+S2JplDmLTxz31hZ/A3rJNm67xmTPQK6zBy3IC2UWD5X1QRaXo8N/Qs6wZFN6aviXysmL93yST+cJF6X3MZKR4qs3WGFNf7OmlpRXuPQ29U1LF80p</text:p>
          </table:table-cell>
          <table:table-cell/>
          <table:table-cell office:value-type="string" calcext:value-type="string">
            <text:p>ds</text:p>
          </table:table-cell>
          <table:table-cell table:style-name="ce1" office:value-type="string" calcext:value-type="string">
            <text:p>ZqAu7E7e3uAiPzexVQxtX9+JlBb7xG2kQ2ZTlMXw05u+qIyPJK0iBOP4GUifowqdZRiFARPlpF1bVwwyyktd55HtasLwqDV5W7+1wNujnLujW84XoB8cyYDE7PGE1E4Xfc11Uf/wk5Q2sahBHcerwbKiJaumH6C9eYDCuyMuhYyaQkJTe+mH8mwQWKYnd7r5bkX2KUIJUZNDujsp02DFWSfSDbCdD9ARDeuoDfSh5monvflhPC+lwd2TXf6RpbCfZs1WgGZ9++q8IgcDBlFMm/NSDlNAxdrRM4LFGT81ogYHXf4n74DOFahIdAOVOAdwDe4Rz+h4pdnZTRAi+qxQ3nkkkPjlzBnViJ7WZTl/NTmhhsjju1zZfdfxTpwE0nC2aSLhUKM6d1ncI7itb0wmlaX4pUauVaap/OJqkO4CpNK+WTClxhC3z6YkTVp9Bh0x9iA+Tauvl6dA3IP4MsojRoVywzcj8O72dGeRLE552ohTycly942GPxF/BZKMVrDk…OzXfBwvhBeYZuI+tNsG8XEmzPRxYNkzdlvdRas0+xGxCri7SYbLo9wNjzAPVJ01xoYKILn9/7XgKwy66uSnIQRz9jgsjv1qAEDX+utK6MdDGX8DwrKPcEwrjH+1bxzLqSSk6oI62ZmshzVjAk70ZDmIT/rdWsbNgDzC72opbIKIh8guX076itweoyhWwlbOenRFxGP+ZhPloxvVKPOYVbympkJcMDSXD9a3z+BVdnpfDh29I0m9KGtpAbYKnnhTVXscCBl4J7gvNmm5mebAPW72+ps+bPVkoHci4YhJ56YQ34VXgy4ApmLsmZWirHs9hI7JloC+IRx1ipE/5C9SZTfrAi7LdjHa0H3QMfg8uCoikvea47guwyzwq5PH9W2gHDiZNsFri6x4IjlijeVCefvnst1v9BPcSNlUo4uWL0ZNfou1PovJF2c0u6rHTHzltGEGvUiluZhQGMHWxOTDUGhvI/wABxEl52kq95UJGc6OQ9uDDM1BgoIh9WUSv0M=</text:p>
          </table:table-cell>
          <table:table-cell/>
          <table:table-cell office:value-type="string" calcext:value-type="string">
            <text:p>ds</text:p>
          </table:table-cell>
          <table:table-cell table:style-name="ce1" office:value-type="string" calcext:value-type="string">
            <text:p>lG80iqH9it8NeTvwspAFwFLIAG7STmMhf+Xi2qVCpJWdRWQ0IgfIBPtNX6zHUHjF4foPcJ+OsU/4WlWBc1Oau7PLal4j7hwNB9+RzY4vA+Z+0R9CGObxCG5veSlLWY/lrVCMy9RJAjHN9VYKY9WUMj79kScJ7NUC0klcdQjvXqML2T6YByxcwJlz7to2g1K39MGTL2+fSbINY4qw9GVoDmSa7v67SGVZEOvPzsayWnEHmZ+8fGeEbGShWi4454AGrlRLptRll993romDFvHGsvbfZW6xHQ+8Q55r9SGjaKsTNRUGV3xLOSEhKobnK739Pyl1ijEykjK13NBnS67knpcV007EK6AD5ycUHXasuNmdWrpbgVbf4aeAFbMi8EtO2vIkPr3ptxOQ4LWQgFhb+IDweGk5tymLNVHr+YCohdwiCkDmL6cxcTKZ3FGK8KjzMtHLNDnGPoIG3aIk75wyn7Ge+JHKmyN5CsmF8YaB+gK8+pQWHh3dNhxY5FwqEdw36U3fWKGUnSbjTg3r9OfP2dsfyRJSLGtSAgLUsXCSFpOGGP8WZsBq/y8jxGwjihdiiPYvST3S4dB2iCEwo20ntKHnL5ndnUi8/yc9pTrZv+MKGu2LGITvI1Ff5si/bIP0JvhW9Va+udVCoIrGr7+tG0LgwRVUBNTJJSDrSEjBgiTivKbNChpxq3NNh0CaYJq67Fl2mqC7iiHqKVPe+ydgJ2PwtllNPn0h795x3gO2vdOAQcb24XxLWWU5OPiZ++FaNxLKRIfIAnR9DYS91O0+FbaPtgwbrfR4Z+4SwY5r97l4jLsWE/UlDdBanMeKRroWvcU42fQNLPi6hdwzqU+WC/pYs2oyRDHe3oEghc3vcvXva8sJMSb+1yR+n1sn7pLxyEwqo+x2rV9PpOZwM0GyQ1wmHqj1+n5yF/4lVp92+qk=</text:p>
          </table:table-cell>
          <table:table-cell/>
          <table:table-cell table:style-name="ce4" office:value-type="string" calcext:value-type="string">
            <text:p>ds</text:p>
          </table:table-cell>
          <table:table-cell table:style-name="ce1" office:value-type="string" calcext:value-type="string">
            <text:p>pPewyKpZ/srbBZqcvH0ErmnHk9drEOMndzncwXR7ieM5LvSryJsdTnPvE7WpNtLM+MNQxQr716TJwGOHLpj79iH0VSt8OldaS2DcdpXUjTz4/MXdN3pF8Fuj5ncnhzVoXVdowfu0UTgCemchvslqnKMKiUvGDukxyqVp45e2S/snOh3yE6Q16rQsFRVI4ZV3Afl0vxpkicw9Q653G1COyMBX3pyTmWLYVY88COm+iumcSBjppCcUo1pKWSDqU6/nDrt29IBZvQpWJG5+f6E0WqUrl1ey+kiyifPZexny6IN8xxYdMd8SriJSB/TZ9dpUY2VwU2ms/WQtenaTIt/9duQHIdY43YTf+wpXOeUWy0/LR94VRc/t/Gdd1LFl+KnteTo5QoCtSQaQV0qdmxECNrLJINVrd//eW3PIEwvfoP+BJYMacli659eBbHoPfZzk3jWVuyQVMbrKkGn27DOM1yoQ2W1/e2D7vspb2coJdgWddGoXCVXKp2zMEGoFXPRXTIXQltBrffOM/1RwseVoOQS9bNQ2nqae49zvbTV6RfuKm34Uz/N7bgo6lEsBpVnJzirX8OxeyZUVT3JNRuMX1KCMB9M+r+uFfk9RD4JB9w63geOKgIjwOu2B/toBPoTuRUYLZpZW+2L+lUe8NyjIxmWuJvEqB5IPsZI/YfXS/qR6DMy3uroDB/xTlvmp8fm0YEynVMSRoqcyAT6x+UESUwSdBqONjO9qxkszcP3fCxbXecV08p3ulhPgoYRFcajjSYKuik+A4YFJ/Wvav2y7DvbztMius73Rq0CcL8WOnXLjxFDDookoCFb0oGPF9w1fCAuqQCU9ILGISckGJZ+QTQ==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k</text:p>
          </table:table-cell>
          <table:table-cell office:value-type="string" calcext:value-type="string">
            <text:p>5184uJkG4lyGVeWahamGbHZR+zYKhpWhwZEZr6Ii3qL4aiylJvKTY62R+y/8ti8yEiSlMt4eyCMMvxbDX8DmrJt12w==</text:p>
          </table:table-cell>
          <table:table-cell/>
          <table:table-cell office:value-type="string" calcext:value-type="string">
            <text:p>tk</text:p>
          </table:table-cell>
          <table:table-cell office:value-type="string" calcext:value-type="string">
            <text:p>2567swNrPSxvtyw11JQVmGLwJSSGRIvfez+1BpBQYuy2J8G2uAcBPp5oh8TNo5o3JYcC413de6RWnHGAsO1VMyRMtQ==</text:p>
          </table:table-cell>
          <table:table-cell/>
          <table:table-cell office:value-type="string" calcext:value-type="string">
            <text:p>tk</text:p>
          </table:table-cell>
          <table:table-cell table:style-name="ce1" office:value-type="string" calcext:value-type="string">
            <text:p>51542f0wJxZAPBryIuTndBZMNvz0Fjto+8eqnA7k1upA/10zLSEE4eJMtEWbYbcidq39OmmLJbMjryQ6a1sYY6zbyg==</text:p>
          </table:table-cell>
          <table:table-cell/>
          <table:table-cell office:value-type="string" calcext:value-type="string">
            <text:p>tk</text:p>
          </table:table-cell>
          <table:table-cell table:style-name="ce1" office:value-type="string" calcext:value-type="string">
            <text:p>3618JUop/gPamhRglEivRMnwDE6NmLbsWYLnZyvr1Xc43WfVLp4Nuv3hVBvdRWTnTOU830u8c4oeoPNvE8eragE2GA==</text:p>
          </table:table-cell>
          <table:table-cell/>
          <table:table-cell table:style-name="ce4" office:value-type="string" calcext:value-type="string">
            <text:p>tk</text:p>
          </table:table-cell>
          <table:table-cell table:style-name="ce1" office:value-type="string" calcext:value-type="string">
            <text:p>6512R9hoFakIvPLtWe3FQUdnThEnV0IHBx25neiXhr4XbrCPxhFDQwqAQGjLoqIa+KySskW7kOQtBghwSwIGEoDyNw==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v</text:p>
          </table:table-cell>
          <table:table-cell office:value-type="string" calcext:value-type="string">
            <text:p>tk0.44770044637853071564323236235@qqt0R-sEHYsmKnrnF6n34pBjxrnjhSsEhSBWGzoB87HCjXAkrzsk4wpzqYpmKnrnF6n34pBjxrnjhSsEhSBWGzoB87HCjXAkrjsIowpInYsmKnrnF6n34pBjxrnjhSsEhSBWGzoB87HCjXAknU7kXw7k2YsmKnrnF6n34pBjxrnjhSsEhSBWGzoB87HCjXAkngpkowsEHYsmKnrnF6n34pBjxrnjhSsEhSBWGzoB87HCjXAkHgsIDwut0hqpzQ-AkLWAk0lsz2YG047Dj8hEGxSn4prBz0UBjxjQ-G~Eb4ToGxIPtGNQb8gPJU-pELYsI2UAk0W7ks-A4DhE3M9rnjSBjhEn4wKs4xSQWG1PCXgSq__-ssOEs~3-OuMh~ths1UzAkHlGtrMtYUAIrgpzQUskrgpIsW7knzskQKpEHgsz2zsIs-sIsjhtrO6DgQ6saA~xWMWQVHb4Zo6nVH-xTA~KjPbDXobXVoCr_AtvsEqUAkHjAk0~7E0YszrzAk0zpIHYpzHlAk0zsk0YsEsUs9UWpkr_</text:p>
          </table:table-cell>
          <table:table-cell/>
          <table:table-cell office:value-type="string" calcext:value-type="string">
            <text:p>dv</text:p>
          </table:table-cell>
          <table:table-cell office:value-type="string" calcext:value-type="string">
            <text:p>tk0.211834960858240831564324339663@ly~~Gx~F~uODShFti2Rg~skHewtqS5Ugs1pt2FV~7kIi2kVbrkpz2kV~2F8i7k2y7k2~rFHi2g__iteGu9zPu2MsywlSlPaHQnJKu8aHiwWsytbOQ93KQ3aKE4_-tj2FqgskHbskoyrFoU21obsko~71HU7~Hesko~2koU2F2g2Cgl7k4_</text:p>
          </table:table-cell>
          <table:table-cell/>
          <table:table-cell office:value-type="string" calcext:value-type="string">
            <text:p>dv</text:p>
          </table:table-cell>
          <table:table-cell table:style-name="ce1" office:value-type="string" calcext:value-type="string">
            <text:p>tk0.19844975785295061564353085250@kkp0bxBkAVAmZ494U043v68-M94-hTAshT8ghNDg6gIg53rknzAsAjTkRUrkqVHnvBE-5hsHMT4v698xny8-Myp86xPjM~LmyZBkAz6gyg6myyrvEhs3P294-T8-hs4vQZAvMTDuvxDgPiDG9VAsRj6sEQ6WpVAmZ494U043v68-M94-hTAshT8ghNDg6gIg53rknUAkqZTkpzrkqVHnvBE-5hsHMT4v698xny8-Myp86xPjM~LmyZBsAZB8y_lp0kl6s9ark7UB2y-Ak3xrvEhs3P294-T8-hs4vQZAvMTLGMiPuH~H4ZiLjKd9SEdTk4zA1yzA1yZAxAZAmZ494U043v68-M94-hTAshT8ghNDg6gIg53Tk4gAmyZ6WnVAWpzAknVHnvBE-5hsHMT4v698xny8-MxPJ5YO8EQxttOutwM71oPhwphA1yxrkpz-piPuVyrWnUBk9aBsD-6xR-AW3-AkpZ6spaAx4xAkR-AW4yhpiO0EaD0Afr~MgPgDdpGveL04dpjMYr~Z-IGEKLGKdLJ9_FpWBsRV6W4VAs7UA2y~AsDVAsAj61yg6WRVAsAyA2yZAxqZrkDa6q__</text:p>
          </table:table-cell>
          <table:table-cell/>
          <table:table-cell office:value-type="string" calcext:value-type="string">
            <text:p>dv</text:p>
          </table:table-cell>
          <table:table-cell table:style-name="ce1" office:value-type="string" calcext:value-type="string">
            <text:p>tk0.4954741985374361564442049957@sri0fs6AWg5kuguXwguAD~uXgwNM6Z5MhVOjIH2MRcOrya2GzL6AWz5kBX5k0j63tj5vEhAWSs9D-FM-hADvLguvyFBrvZB~SeBUEL6A9j5k0~umwXpAWlpsgD9Dz4DWv6M-y9D-hFuAhFM~6-NU-dS4w_-vv2uvBh~~8ShBiguQwZ5kNlEiMSrCw539z6A9~6k0zpkDZ6Z9Z630-639x6ktw6kWz6AB_giM24ExB4uf5Xy~S~BHNUvdo4DHNjyc5Xg-OUEToUTHoG9_HitpARC63DCuAtzuswXuABCuAuj6Qw~63RCuAuwuswguZqg5kBx6q__</text:p>
          </table:table-cell>
          <table:table-cell/>
          <table:table-cell table:style-name="ce4" office:value-type="string" calcext:value-type="string">
            <text:p>dv</text:p>
          </table:table-cell>
          <table:table-cell table:style-name="ce1" office:value-type="string" calcext:value-type="string">
            <text:p>tk0.90662764821535061564524442890@tls0ut8Api0koi8-lznkpO02FhA3P5pEb4BbhAE2xau2y4DZyKPsH-HEaKDgVfpMFf4kLzumlauWLXuARzuARXHv2nFbthAHy4E28pBOvlBbyZQGtU4q__uqqNCqINw0pPhIshu1lO0kL~GscPsXl0W3l8WL-8OLznkoa8AubukLa8ALz8Aoz8kp-nk3lhscN6FzR6uc0-yGPGRfLZ2TD6EfLgyU0-abQZFVDZVfDJp_~srnAIX8WEXuAoiu5l-uARXuAug81lG8WIXuAulu5lauOqa0kRz8q__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uid</text:p>
          </table:table-cell>
          <table:table-cell office:value-type="string" calcext:value-type="string">
            <text:p>FOCoIC3q5fKa8fgJnwzbE+YhNskVRU4HW930FeLFkOAnC0nPCMRDCWKSQrJ7O1YBbapN5lVGCJM4DzCe77kSPhL2uITGd6it5WO+NY2vJfGuXjUjgAqxRZTedGmkLl0usJSd6F3RV2tSAGCgUnxdNh5p0wcNk5rJBw2ph9fw2fuA5W5aWyRLiOlolyCGVS7qB1dYQJBVRgdi1KHBJ+Xl2UJeDHUs3GBB97C3qgUKwapVEoJ+QFRuKHbRqMpKP64xW8WivYeq15EPbJBsd8pf0uNzmz9vDqhv6LGpSWzcyGR8lSS9cqxXHMd/VQ4vnO3SFeLs4wygIv6m069lhsdmzWfcAPqEz2JquN2pkeuE7++IGhYqrYfhHGZqJNx2uWmglAIQEZY21OyYDgpfKN3zxZGnFOqvdQfOKZU4zWdx+C1LbkcRFSwgx9I2WcAjRLAxi6L0BPA661JDj0lmZIgcCFL8aJ0hktpYIjWQcYCvzWnej97H78r2IclzcMZuksx/…aSs0GhPBe+LI0RU4jdx13gvFC6q1wCULJ4C7lqWgAolJ4djuZOvDBJIoLdlon+K8ez0EEYov1s4bOPFeaoPMIggScGW0ZK1omM5t9hyC1z4PHoQmeZwiGX72aWxKBActEFfVtxkA272i7VrJ6Mtrt6U81JZT2lI/BqZAlQtfbSsfWbASoYJvrHtmWN3mR1t60LRtCcipUb2J/sZLe+E6qnOipQbkzjeYHexVCW6Yjob/LCg07Am/TvhwTKYNYHeDpCtd6RMvOgbCfDNICl4LYr1IDPAY5dZv6ZINErg8p7Vi3a5jMXGWL4Mkr0ksENkLZvBJChyDMkf14Hx56V+b2nRqUTK6NqmhPLvsfMNYCRyESom9rukNSbUImRNUXXv70cfMSn4OrmEd+59Ab34CROfim3rsAsgLyURlANn6bdFQpSH1dJtj0Ru27x9NDjgymOnBYuzYFgCuiXNRuHzXA4oSp6fFDSjcO2f21jnCARd+2gYcoj1jwDnmFwagA==</text:p>
          </table:table-cell>
          <table:table-cell/>
          <table:table-cell office:value-type="string" calcext:value-type="string">
            <text:p>fuid</text:p>
          </table:table-cell>
          <table:table-cell office:value-type="string" calcext:value-type="string">
            <text:p>FOCoIC3q5fKa8fgJnwzbE+YhNskVRU4HW930FeLFkOAnC0nPCMRDCWKSQrJ7O1YBbapN5lVGCJM4DzCe77kSPhL2uITGd6it5WO+NY2vJfGuXjUjgAqxRZTedGmkLl0usJSd6F3RV2tSAGCgUnxdNh5p0wcNk5rJBw2ph9fw2fuA5W5aWyRLiOlolyCGVS7qB1dYQJBVRgdi1KHBJ+Xl2UJeDHUs3GBB97C3qgUKwapVEoJ+QFRuKHbRqMpKP64xW8WivYeq15EPbJBsd8pf0uNzmz9vDqhv6LGpSWzcyGR8lSS9cqxXHMd/VQ4vnO3SFeLs4wygIv6m069lhsdmzWfcAPqEz2JquN2pkeuE7++IGhYqrYfhHGZqJNx2uWmglAIQEZY21OyYDgpfKN3zxZGnFOqvdQfOKZU4zWdx+C1LbkcRFSwgx9I2WcAjRLAxi6L0BPA661JDj0lmZIgcCFL8aJ0hktpYIjWQcYCvzWnej97H78r2IclzcMZuksx/…aSs0GhPBe+LI0RU4jdx13gvFC6q1wCULJ4C7lqWgAolJ4djuZOvDBJIoLdlon+K8ez0EEYov1s4bOPFeaoPMIggScGW0ZK1omM5t9hyC1z4PHoQmeZwiGX72aWxKBActEFfVtxkA272i7VrJ6Mtrt6U81JZT2lI/BqZAlQtfbSsfWbASoYJvrHtmWN3mR1t60LRtCcipUb2J/sZLe+E6qnOipQbkzjeYHexVCW6Yjob/LCg07Am/TvhwTKYNYHeDpCtd6RMvOgbCfDNICl4LYr1IDPAY5dZv6ZINErg8p7Vi3a5jMXGWL4Mkr0ksENkLZvBJChyDMkf14Hx56V+b2nRqUTK6NqmhPLvsfMNYCRyESom9rukNSbUImRNUXXv70cfMSn4OrmEd+59Ab34CROfim3rsAsgLyURlANn6bdFQpSH1dJtj0Ru27x9NDjgymOnBYuzYFgCuiXNRuHzXA4oSp6fFDSjcO2f21jnCARd+2gYcoj1jwDnmFwagA==</text:p>
          </table:table-cell>
          <table:table-cell/>
          <table:table-cell office:value-type="string" calcext:value-type="string">
            <text:p>fuid</text:p>
          </table:table-cell>
          <table:table-cell table:style-name="ce1" office:value-type="string" calcext:value-type="string">
            <text:p>FOCoIC3q5fKa8fgJnwzbE+YhNskVRU4HW930FeLFkOAnC0nPCMRDCWKSQrJ7O1YBbapN5lVGCJM4DzCe77kSPhL2uITGd6it5WO+NY2vJfGuXjUjgAqxRZTedGmkLl0usJSd6F3RV2tSAGCgUnxdNh5p0wcNk5rJBw2ph9fw2fuA5W5aWyRLiOlolyCGVS7qB1dYQJBVRgdi1KHBJ+Xl2UJeDHUs3GBB97C3qgUKwapVEoJ+QFRuKHbRqMpKP64xW8WivYeq15EPbJBsd8pf0uNzmz9vDqhv6LGpSWzcyGR8lSS9cqxXHMd/VQ4vnO3SFeLs4wygIv6m069lhsdmzWfcAPqEz2JquN2pkeuE7++IGhYqrYfhHGZqJNx2uWmglAIQEZY21OyYDgpfKN3zxZGnFOqvdQfOKZU4zWdx+C1LbkcRFSwgx9I2WcAjRLAxi6L0BPA661JDj0lmZIgcCFL8aJ0hktpYIjWQcYCvzWnej97H78r2IclzcMZuksx/…aSs0GhPBe+LI0RU4jdx13gvFC6q1wCULJ4C7lqWgAolJ4djuZOvDBJIoLdlon+K8ez0EEYov1s4bOPFeaoPMIggScGW0ZK1omM5t9hyC1z4PHoQmeZwiGX72aWxKBActEFfVtxkA272i7VrJ6Mtrt6U81JZT2lI/BqZAlQtfbSsfWbASoYJvrHtmWN3mR1t60LRtCcipUb2J/sZLe+E6qnOipQbkzjeYHexVCW6Yjob/LCg07Am/TvhwTKYNYHeDpCtd6RMvOgbCfDNICl4LYr1IDPAY5dZv6ZINErg8p7Vi3a5jMXGWL4Mkr0ksENkLZvBJChyDMkf14Hx56V+b2nRqUTK6NqmhPLvsfMNYCRyESom9rukNSbUImRNUXXv70cfMSn4OrmEd+59Ab34CROfim3rsAsgLyURlANn6bdFQpSH1dJtj0Ru27x9NDjgymOnBYuzYFgCuiXNRuHzXA4oSp6fFDSjcO2f21jnCARd+2gYcoj1jwDnmFwagA==</text:p>
          </table:table-cell>
          <table:table-cell/>
          <table:table-cell office:value-type="string" calcext:value-type="string">
            <text:p>fuid</text:p>
          </table:table-cell>
          <table:table-cell table:style-name="ce1" office:value-type="string" calcext:value-type="string">
            <text:p>FOCoIC3q5fKa8fgJnwzbE+YhNskVRU4HW930FeLFkOAnC0nPCMRDCWKSQrJ7O1YBbapN5lVGCJM4DzCe77kSPhL2uITGd6it5WO+NY2vJfGuXjUjgAqxRZTedGmkLl0usJSd6F3RV2tSAGCgUnxdNh5p0wcNk5rJBw2ph9fw2fuA5W5aWyRLiOlolyCGVS7qB1dYQJBVRgdi1KHBJ+Xl2UJeDHUs3GBB97C3qgUKwapVEoJ+QFRuKHbRqMpKP64xW8WivYeq15EPbJBsd8pf0uNzmz9vDqhv6LGpSWzcyGR8lSS9cqxXHMd/VQ4vnO3SFeLs4wygIv6m069lhsdmzWfcAPqEz2JquN2pkeuE7++IGhYqrYfhHGZqJNx2uWmglAIQEZY21OyYDgpfKN3zxZGnFOqvdQfOKZU4zWdx+C1LbkcRFSwgx9I2WcAjRLAxi6L0BPA661JDj0lmZIgcCFL8aJ0hktpYIjWQcYCvzWnej97H78r2IclzcMZuksx/…aSs0GhPBe+LI0RU4jdx13gvFC6q1wCULJ4C7lqWgAolJ4djuZOvDBJIoLdlon+K8ez0EEYov1s4bOPFeaoPMIggScGW0ZK1omM5t9hyC1z4PHoQmeZwiGX72aWxKBActEFfVtxkA272i7VrJ6Mtrt6U81JZT2lI/BqZAlQtfbSsfWbASoYJvrHtmWN3mR1t60LRtCcipUb2J/sZLe+E6qnOipQbkzjeYHexVCW6Yjob/LCg07Am/TvhwTKYNYHeDpCtd6RMvOgbCfDNICl4LYr1IDPAY5dZv6ZINErg8p7Vi3a5jMXGWL4Mkr0ksENkLZvBJChyDMkf14Hx56V+b2nRqUTK6NqmhPLvsfMNYCRyESom9rukNSbUImRNUXXv70cfMSn4OrmEd+59Ab34CROfim3rsAsgLyURlANn6bdFQpSH1dJtj0Ru27x9NDjgymOnBYuzYFgCuiXNRuHzXA4oSp6fFDSjcO2f21jnCARd+2gYcoj1jwDnmFwagA==</text:p>
          </table:table-cell>
          <table:table-cell/>
          <table:table-cell table:style-name="ce4" office:value-type="string" calcext:value-type="string">
            <text:p>fuid</text:p>
          </table:table-cell>
          <table:table-cell table:style-name="ce1" office:value-type="string" calcext:value-type="string">
            <text:p>FOCoIC3q5fKa8fgJnwzbE+YhNskVRU4HW930FeLFkOAnC0nPCMRDCWKSQrJ7O1YBbapN5lVGCJM4DzCe77kSPhL2uITGd6it5WO+NY2vJfGuXjUjgAqxRZTedGmkLl0usJSd6F3RV2tSAGCgUnxdNomqyGtDckFcQsZDKDLgKTibJCim/7hIcycppLeETL0FhvJ+X0WaVPxJ9+d9tNKxnNBIWJBE1AMEMGRCoMqEZMjSD3rH8JOudPxJORNS7SCt6rEeCerZiOC2HS/q3kWYbqv6vHgn4wk5vlJ1Ec2H1aqTkwA5GQ/hyIdmdqG8e+8WAkpMXL9O1bGyntQ1Is9C2BpwYCS4aaLtGNYPIoojAhZPKw96qM0/YHU36/H/vwYs2dM1L+ksxZx66zR7vnv9Q7luEfRfeh5B90X+lflXwZjIXnnIkSO22UutZs8Cyb0+eFyFpJLbuE2Ollwun8iq6E75S1+ewTrtpKL6/CAiixL/gmE5X42pRWowiO0/OGtF…8tLBljLem8ObFvNssJ4B2k4v/fQN319jLQL7+E36NDTy934eldEH/OF9JRwhr0WGtix2lVlYtb2fmHoO81/0g3l0iXZvTcLhHr9YbnQMDNv1gxIdWd2VSr1plW9n3Gr9VUFPTW90qTrOjpzTx5mMxl7qTu3w+verF/DfjofV0kVsl+UFpnaECTo3wnrWEdvMyHZ0m25hHaKNczCU9GyLcOBz0fG+95cpclgDJl/+ZvEZykTW6umqj5XIu7o0RhEMNzi6OXbElHkA3erw54tXrxfzO8r5i/hVAMD5lmRW7zauvTts98AVvqIMSVA8vSA4Tm4Z6OA+zAWRuAfqTZYRlp9I4pEOc85gAEpZ4sd1dl7ZsDQM77UWVHypv4+aIVxlWi6jkMK+VCGNGG+ki2NSHb/I1/IeOdtnUD+FFEjsEVUO27UponOPHnWdM3X7JlLKsOxx4hMcRWOjPALJEt8jm/klJ3aRE1kTuzptCsDnIwjfVJ9QODEOux3qU+1RQ==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raceid</text:p>
          </table:table-cell>
          <table:table-cell office:value-type="string" calcext:value-type="string">
            <text:p>368AE001</text:p>
          </table:table-cell>
          <table:table-cell/>
          <table:table-cell office:value-type="string" calcext:value-type="string">
            <text:p>traceid</text:p>
          </table:table-cell>
          <table:table-cell office:value-type="string" calcext:value-type="string">
            <text:p>B8322F01</text:p>
          </table:table-cell>
          <table:table-cell/>
          <table:table-cell office:value-type="string" calcext:value-type="string">
            <text:p>traceid</text:p>
          </table:table-cell>
          <table:table-cell table:style-name="ce1" office:value-type="string" calcext:value-type="string">
            <text:p>2BC65701</text:p>
          </table:table-cell>
          <table:table-cell/>
          <table:table-cell office:value-type="string" calcext:value-type="string">
            <text:p>traceid</text:p>
          </table:table-cell>
          <table:table-cell table:style-name="ce1" office:value-type="string" calcext:value-type="string">
            <text:p>73B5AB01</text:p>
          </table:table-cell>
          <table:table-cell/>
          <table:table-cell table:style-name="ce1" office:value-type="string" calcext:value-type="string">
            <text:p>traceid</text:p>
          </table:table-cell>
          <table:table-cell table:style-name="ce1" office:value-type="string" calcext:value-type="string">
            <text:p>79EC830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allback</text:p>
          </table:table-cell>
          <table:table-cell office:value-type="string" calcext:value-type="string">
            <text:p>parent.bd__pcbs__m217ta</text:p>
          </table:table-cell>
          <table:table-cell/>
          <table:table-cell office:value-type="string" calcext:value-type="string">
            <text:p>callback</text:p>
          </table:table-cell>
          <table:table-cell office:value-type="string" calcext:value-type="string">
            <text:p>parent.bd__pcbs__ybioyj</text:p>
          </table:table-cell>
          <table:table-cell/>
          <table:table-cell office:value-type="string" calcext:value-type="string">
            <text:p>callback</text:p>
          </table:table-cell>
          <table:table-cell table:style-name="ce1" office:value-type="string" calcext:value-type="string">
            <text:p>parent.bd__pcbs__duyaxt</text:p>
          </table:table-cell>
          <table:table-cell/>
          <table:table-cell office:value-type="string" calcext:value-type="string">
            <text:p>callback</text:p>
          </table:table-cell>
          <table:table-cell table:style-name="ce1" office:value-type="string" calcext:value-type="string">
            <text:p>parent.bd__pcbs__pgylit</text:p>
          </table:table-cell>
          <table:table-cell/>
          <table:table-cell table:style-name="ce1" office:value-type="string" calcext:value-type="string">
            <text:p>callback</text:p>
          </table:table-cell>
          <table:table-cell table:style-name="ce1" office:value-type="string" calcext:value-type="string">
            <text:p>parent.bd__pcbs__6wpu45</text:p>
          </table:table-cell>
          <table:table-cell table:number-columns-repeated="1010"/>
        </table:table-row>
        <table:table-row table:style-name="ro1" table:number-rows-repeated="4">
          <table:table-cell table:number-columns-repeated="6"/>
          <table:table-cell table:style-name="Default"/>
          <table:table-cell table:number-columns-repeated="2"/>
          <table:table-cell table:style-name="Default"/>
          <table:table-cell table:number-columns-repeated="1014"/>
        </table:table-row>
        <table:table-row table:style-name="ro1">
          <table:table-cell table:style-name="ce2" office:value-type="string" calcext:value-type="string">
            <text:p>第二次请求</text:p>
          </table:table-cell>
          <table:table-cell table:number-columns-repeated="5"/>
          <table:table-cell table:style-name="Default"/>
          <table:table-cell table:number-columns-repeated="2"/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https://passport.baidu.com/v2/sapi/authwidgetverify?authtoken=1bf9YpXOvWkJzUqlLe4qxn4b0%2FtQ6L1bNfHvGE2tXuAMY2DFF1QM4MUr8Rf1YNhi6KIcUGAJlz5QJ9w082HHS8R33ZcxgHF2yAaHpLlR2tEDhK41UgNT%2FzCExeQan9IpfeZNK27LXgUrLutCUiVomhX2qM4xXry36qGujIP9FT1mm0HolZpDWZTVwTnhdNpOviFzh%2Fe9VwFweTn0DDnKpWYjuKzltVHvhM7d7O79CuFqwN52OAY0rys3bLwkx6X7wOOOoyzG3Djv3ADgtKS3T72kCRzVUy%2BzJuOHb1GotXprP65Y%2BfdfzVP4pHvl5UCtZ6IiFqpbAQJM0FqXNY%2FVhiYuj1p%2F6s3qH%2BFoNyqKN7TUNd%2BFwphnOpbl4UJudKENZQz8hgzwCYx%2Fg5WT51xssDr3nSgCg8sBU7g&amp;type=mobile&amp;jsonp=1&amp;apiver=v3&amp;verifychannel=&amp;action=check&amp;vcode=692506&amp;questionAndAnswer=&amp;needsid=&amp;rsakey=&amp;countrycode=&amp;subpro=&amp;u=https%3A%2F%2Fwww.baidu.com%2F&amp;lstr=0814yXIwxNHFjQYc1w88wC%2FyaE99WbxYcEmcHLmsTcy2%2FGv2pRs%2By721lTJ%2FJmPSJWQ%2F52wbj8Lk2RdksIEU&amp;ltoken=1f9376621742c254977b57b9d3b65632&amp;tpl=mn&amp;secret=&amp;winsdk=&amp;authAction=&amp;traceid=368AE001&amp;callback=bd__cbs__kx4djf</text:p>
          </table:table-cell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 table:number-columns-repeated="2"/>
          <table:table-cell table:style-name="Default"/>
          <table:table-cell table:number-columns-repeated="1014"/>
        </table:table-row>
        <table:table-row table:style-name="ro1"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2"/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authtoken</text:p>
          </table:table-cell>
          <table:table-cell office:value-type="string" calcext:value-type="string">
            <text:p>1bf9YpXOvWkJzUqlLe4qxn4b0/tQ6L1bNfHvGE2tXuAMY2DFF1QM4MUr8Rf1YNhi6KIcUGAJlz5QJ9w082HHS8R33ZcxgHF2yAaHpLlR2tEDhK41UgNT/zCExeQan9IpfeZNK27LXgUrLutCUiVomhX2qM4xXry36qGujIP9FT1mm0HolZpDWZTVwTnhdNpOviFzh/e9VwFweTn0DDnKpWYjuKzltVHvhM7d7O79CuFqwN52OAY0rys3bLwkx6X7wOOOoyzG3Djv3ADgtKS3T72kCRzVUy zJuOHb1GotXprP65Y fdfzVP4pHvl5UCtZ6IiFqpbAQJM0FqXNY/VhiYuj1p/6s3qH FoNyqKN7TUNd FwphnOpbl4UJudKENZQz8hgzwCYx/g5WT51xssDr3nSgCg8sBU7g</text:p>
          </table:table-cell>
          <table:table-cell/>
          <table:table-cell office:value-type="string" calcext:value-type="string">
            <text:p>authtoken</text:p>
          </table:table-cell>
          <table:table-cell office:value-type="string" calcext:value-type="string">
            <text:p>21e3Mm1Lu6BDHxsv fhcv/KF9USBzHoOZ20VRkmgXQ0JP pReUls u8unNG2mAmNF6DdOQ215WCUu4lxjWdHQknPJYdvR0TjNs7eCOx8UKteMmIMbz5cjpguCZ19vhGHTOauRWOb4GJI hkEQiHd1zfd4wCXfieqa4W/DHdbofHxrPkSwtyhTIXS9ZkPSMwYx37Sk4ha7vk1ytXGj0eNX4HH2GkozlMMhWz/VEGoM4e92xB1GB0aQ7KjosS0gu2RjGr/wkmACghR38Qy/WVF98FY9B4sfMXKWiN9isdZt1atYanxXFAOwCOImWcnewzyERwHwEiGRbVjJIB4Dw5rKB2OXE6e bQbvfyrOYW8Ne0aRneSb3tNbyWOTyo4VF7gbvXCFvlD6qjmcj53uKatleYgAr0RUBBPe7aG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mobile</text:p>
          </table:table-cell>
          <table:table-cell/>
          <table:table-cell office:value-type="string" calcext:value-type="string">
            <text:p>type</text:p>
          </table:table-cell>
          <table:table-cell office:value-type="string" calcext:value-type="string">
            <text:p>mobile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jsonp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son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apiver</text:p>
          </table:table-cell>
          <table:table-cell office:value-type="string" calcext:value-type="string">
            <text:p>v3</text:p>
          </table:table-cell>
          <table:table-cell/>
          <table:table-cell office:value-type="string" calcext:value-type="string">
            <text:p>apiver</text:p>
          </table:table-cell>
          <table:table-cell office:value-type="string" calcext:value-type="string">
            <text:p>v3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verifychannel</text:p>
          </table:table-cell>
          <table:table-cell table:style-name="ce5"/>
          <table:table-cell/>
          <table:table-cell office:value-type="string" calcext:value-type="string">
            <text:p>verifychannel</text:p>
          </table:table-cell>
          <table:table-cell table:style-name="ce5"/>
          <table:table-cell/>
          <table:table-cell table:style-name="Default"/>
          <table:table-cell table:number-columns-repeated="2"/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action</text:p>
          </table:table-cell>
          <table:table-cell office:value-type="string" calcext:value-type="string">
            <text:p>check</text:p>
          </table:table-cell>
          <table:table-cell/>
          <table:table-cell office:value-type="string" calcext:value-type="string">
            <text:p>action</text:p>
          </table:table-cell>
          <table:table-cell office:value-type="string" calcext:value-type="string">
            <text:p>check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vcode</text:p>
          </table:table-cell>
          <table:table-cell office:value-type="float" office:value="692506" calcext:value-type="float">
            <text:p>692506</text:p>
          </table:table-cell>
          <table:table-cell/>
          <table:table-cell office:value-type="string" calcext:value-type="string">
            <text:p>vcode</text:p>
          </table:table-cell>
          <table:table-cell office:value-type="float" office:value="374325" calcext:value-type="float">
            <text:p>374325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questionAndAnswer</text:p>
          </table:table-cell>
          <table:table-cell table:style-name="ce5"/>
          <table:table-cell/>
          <table:table-cell office:value-type="string" calcext:value-type="string">
            <text:p>questionAndAnswer</text:p>
          </table:table-cell>
          <table:table-cell table:style-name="ce5"/>
          <table:table-cell/>
          <table:table-cell table:style-name="Default"/>
          <table:table-cell table:number-columns-repeated="2"/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needsid</text:p>
          </table:table-cell>
          <table:table-cell table:style-name="ce5"/>
          <table:table-cell/>
          <table:table-cell office:value-type="string" calcext:value-type="string">
            <text:p>needsid</text:p>
          </table:table-cell>
          <table:table-cell table:style-name="ce5"/>
          <table:table-cell/>
          <table:table-cell table:style-name="Default"/>
          <table:table-cell table:number-columns-repeated="2"/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rsakey</text:p>
          </table:table-cell>
          <table:table-cell table:style-name="ce5"/>
          <table:table-cell/>
          <table:table-cell office:value-type="string" calcext:value-type="string">
            <text:p>rsakey</text:p>
          </table:table-cell>
          <table:table-cell table:style-name="ce5"/>
          <table:table-cell/>
          <table:table-cell table:style-name="Default"/>
          <table:table-cell table:number-columns-repeated="2"/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countrycode</text:p>
          </table:table-cell>
          <table:table-cell table:style-name="ce5"/>
          <table:table-cell/>
          <table:table-cell office:value-type="string" calcext:value-type="string">
            <text:p>countrycode</text:p>
          </table:table-cell>
          <table:table-cell table:style-name="ce5"/>
          <table:table-cell/>
          <table:table-cell table:style-name="Default"/>
          <table:table-cell table:number-columns-repeated="2"/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subpro</text:p>
          </table:table-cell>
          <table:table-cell table:style-name="ce5"/>
          <table:table-cell/>
          <table:table-cell office:value-type="string" calcext:value-type="string">
            <text:p>subpro</text:p>
          </table:table-cell>
          <table:table-cell table:style-name="ce5"/>
          <table:table-cell/>
          <table:table-cell table:style-name="Default"/>
          <table:table-cell table:number-columns-repeated="2"/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<text:a xlink:href="https://www.baidu.com/" xlink:type="simple">https://www.baidu.com/</text:a></text:p>
          </table:table-cell>
          <table:table-cell/>
          <table:table-cell office:value-type="string" calcext:value-type="string">
            <text:p>u</text:p>
          </table:table-cell>
          <table:table-cell office:value-type="string" calcext:value-type="string">
            <text:p><text:a xlink:href="https://www.baidu.com/" xlink:type="simple">https://www.baidu.com/</text:a>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lstr</text:p>
          </table:table-cell>
          <table:table-cell office:value-type="string" calcext:value-type="string">
            <text:p>0814yXIwxNHFjQYc1w88wC/yaE99WbxYcEmcHLmsTcy2/Gv2pRs y721lTJ/JmPSJWQ/52wbj8Lk2RdksIEU</text:p>
          </table:table-cell>
          <table:table-cell/>
          <table:table-cell office:value-type="string" calcext:value-type="string">
            <text:p>lstr</text:p>
          </table:table-cell>
          <table:table-cell office:value-type="string" calcext:value-type="string">
            <text:p>54261sSR2ev 7O/93hAIjiwpxxLg0kHMyOCpDYVJ9aF8ASueG/5pfINtOiP6USGGPH2q318JqXuO0P5LDH5T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ltoken</text:p>
          </table:table-cell>
          <table:table-cell office:value-type="string" calcext:value-type="string">
            <text:p>1f9376621742c254977b57b9d3b65632</text:p>
          </table:table-cell>
          <table:table-cell/>
          <table:table-cell office:value-type="string" calcext:value-type="string">
            <text:p>ltoken</text:p>
          </table:table-cell>
          <table:table-cell office:value-type="string" calcext:value-type="string">
            <text:p>2d7fa3dfb6c6b689b8ff50933d4cc8d9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tpl</text:p>
          </table:table-cell>
          <table:table-cell office:value-type="string" calcext:value-type="string">
            <text:p>mn</text:p>
          </table:table-cell>
          <table:table-cell/>
          <table:table-cell office:value-type="string" calcext:value-type="string">
            <text:p>tpl</text:p>
          </table:table-cell>
          <table:table-cell office:value-type="string" calcext:value-type="string">
            <text:p>mn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secret</text:p>
          </table:table-cell>
          <table:table-cell table:style-name="ce5"/>
          <table:table-cell/>
          <table:table-cell office:value-type="string" calcext:value-type="string">
            <text:p>secret</text:p>
          </table:table-cell>
          <table:table-cell table:style-name="ce5"/>
          <table:table-cell/>
          <table:table-cell table:style-name="Default"/>
          <table:table-cell table:number-columns-repeated="2"/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winsdk</text:p>
          </table:table-cell>
          <table:table-cell table:style-name="ce5"/>
          <table:table-cell/>
          <table:table-cell office:value-type="string" calcext:value-type="string">
            <text:p>winsdk</text:p>
          </table:table-cell>
          <table:table-cell table:style-name="ce5"/>
          <table:table-cell/>
          <table:table-cell table:style-name="Default"/>
          <table:table-cell table:number-columns-repeated="2"/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authAction</text:p>
          </table:table-cell>
          <table:table-cell table:style-name="ce5"/>
          <table:table-cell/>
          <table:table-cell office:value-type="string" calcext:value-type="string">
            <text:p>authAction</text:p>
          </table:table-cell>
          <table:table-cell table:style-name="ce5"/>
          <table:table-cell/>
          <table:table-cell table:style-name="Default"/>
          <table:table-cell table:number-columns-repeated="2"/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traceid</text:p>
          </table:table-cell>
          <table:table-cell office:value-type="string" calcext:value-type="string">
            <text:p>368AE001</text:p>
          </table:table-cell>
          <table:table-cell/>
          <table:table-cell office:value-type="string" calcext:value-type="string">
            <text:p>traceid</text:p>
          </table:table-cell>
          <table:table-cell office:value-type="string" calcext:value-type="string">
            <text:p>B8322F01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callback</text:p>
          </table:table-cell>
          <table:table-cell office:value-type="string" calcext:value-type="string">
            <text:p>bd__cbs__kx4djf</text:p>
          </table:table-cell>
          <table:table-cell/>
          <table:table-cell office:value-type="string" calcext:value-type="string">
            <text:p>callback</text:p>
          </table:table-cell>
          <table:table-cell office:value-type="string" calcext:value-type="string">
            <text:p>bd__cbs__ovpa0c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number-columns-repeated="1014"/>
        </table:table-row>
      </table:table>
      <table:table table:name="JD" table:style-name="ta1">
        <table:table-column table:style-name="co11" table:default-cell-style-name="Default"/>
        <table:table-column table:style-name="co12" table:default-cell-style-name="ce11"/>
        <table:table-column table:style-name="co13" table:default-cell-style-name="Default"/>
        <table:table-column table:style-name="co14" table:default-cell-style-name="Default"/>
        <table:table-column table:style-name="co15" table:default-cell-style-name="ce17"/>
        <table:table-column table:style-name="co4" table:number-columns-repeated="1019" table:default-cell-style-name="Default"/>
        <table:table-row table:style-name="ro3">
          <table:table-cell table:style-name="ce2" office:value-type="string" calcext:value-type="string">
            <text:p>请求网址:</text:p>
          </table:table-cell>
          <table:table-cell table:style-name="ce9" office:value-type="string" calcext:value-type="string">
            <text:p><text:span text:style-name="T1"><text:a xlink:href="https://passport.jd.com/uc/loginService?uuid=39eaac96-3cf7-45af-bdbe-2ce7f946facc&amp;ReturnUrl=https%3A%2F%2Fwww.jd.com%2F&amp;r=0.8048400138317211&amp;version=2015" xlink:type="simple">https://passport.jd.com/uc/loginService?uuid=39eaac96-3cf7-45af-bdbe-2ce7f946facc&amp;ReturnUrl=https%3A%2F%2Fwww.jd.com%2F&amp;r=0.8048400138317211&amp;version=2015</text:a></text:span></text:p>
          </table:table-cell>
          <table:table-cell/>
          <table:table-cell table:style-name="ce3" office:value-type="string" calcext:value-type="string">
            <text:p>请求网址:</text:p>
          </table:table-cell>
          <table:table-cell table:style-name="ce16" office:value-type="string" calcext:value-type="string">
            <text:p>https://passport.jd.com/uc/loginService?uuid=4fee3d5c-765a-4fc0-98eb-23a615605ba2&amp;ReturnUrl=http%3A%2F%2Fwww.jd.com%2F&amp;r=0.27569211808468663&amp;version=201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请求的cookie</text:p>
          </table:table-cell>
          <table:table-cell table:style-name="ce10"/>
          <table:table-cell/>
          <table:table-cell table:style-name="ce2" office:value-type="string" calcext:value-type="string">
            <text:p>请求的cookie</text:p>
          </table:table-cell>
          <table:table-cell table:style-name="ce15"/>
          <table:table-cell table:number-columns-repeated="1019"/>
        </table:table-row>
        <table:table-row table:style-name="ro4">
          <table:table-cell table:style-name="ce1" office:value-type="string" calcext:value-type="string">
            <text:p>__jda</text:p>
          </table:table-cell>
          <table:table-cell table:style-name="ce9" office:value-type="string" calcext:value-type="string">
            <text:p>122270672.15646135661961307217848.1564613566.1564613566.1564613566.1</text:p>
          </table:table-cell>
          <table:table-cell/>
          <table:table-cell table:style-name="ce1" office:value-type="string" calcext:value-type="string">
            <text:p>__jda</text:p>
          </table:table-cell>
          <table:table-cell table:style-name="ce15" office:value-type="string" calcext:value-type="string">
            <text:p>122270672.15646146080041922484744.1564614608.1564614608.1564614608.1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__jdb</text:p>
          </table:table-cell>
          <table:table-cell table:style-name="ce10" office:value-type="string" calcext:value-type="string">
            <text:p>122270672.3.15646135661961307217848|1.1564613566</text:p>
          </table:table-cell>
          <table:table-cell/>
          <table:table-cell table:style-name="ce1" office:value-type="string" calcext:value-type="string">
            <text:p>__jdb</text:p>
          </table:table-cell>
          <table:table-cell table:style-name="ce15" office:value-type="string" calcext:value-type="string">
            <text:p>122270672.6.15646146080041922484744|1.1564614608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__jdc</text:p>
          </table:table-cell>
          <table:table-cell table:style-name="ce10" office:value-type="float" office:value="122270672" calcext:value-type="float">
            <text:p>122270672</text:p>
          </table:table-cell>
          <table:table-cell/>
          <table:table-cell table:style-name="ce1" office:value-type="string" calcext:value-type="string">
            <text:p>__jdc</text:p>
          </table:table-cell>
          <table:table-cell table:style-name="ce15" office:value-type="float" office:value="122270672" calcext:value-type="float">
            <text:p>122270672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__jdu</text:p>
          </table:table-cell>
          <table:table-cell table:style-name="ce10" office:value-type="float" office:value="1.56461356619613E+022" calcext:value-type="float">
            <text:p>1.56461356619613E+022</text:p>
          </table:table-cell>
          <table:table-cell/>
          <table:table-cell table:style-name="ce1" office:value-type="string" calcext:value-type="string">
            <text:p>__jdu</text:p>
          </table:table-cell>
          <table:table-cell table:style-name="ce15" office:value-type="string" calcext:value-type="string">
            <text:p>15646146080041922484744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__jdv</text:p>
          </table:table-cell>
          <table:table-cell table:style-name="ce10" office:value-type="string" calcext:value-type="string">
            <text:p>76161171|direct|-|none|-|1564613566198</text:p>
          </table:table-cell>
          <table:table-cell/>
          <table:table-cell table:style-name="ce1" office:value-type="string" calcext:value-type="string">
            <text:p>__jdv</text:p>
          </table:table-cell>
          <table:table-cell table:style-name="ce15" office:value-type="string" calcext:value-type="string">
            <text:p>122270672|direct|-|none|-|1564614608006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_t</text:p>
          </table:table-cell>
          <table:table-cell table:style-name="ce10" office:value-type="string" calcext:value-type="string">
            <text:p>lYeZct5DzHANjwqxoJF3YtK2nCwU5YkS9QSTAZLIzBE=</text:p>
          </table:table-cell>
          <table:table-cell/>
          <table:table-cell table:style-name="ce1" office:value-type="string" calcext:value-type="string">
            <text:p>_t</text:p>
          </table:table-cell>
          <table:table-cell table:style-name="ce15" office:value-type="string" calcext:value-type="string">
            <text:p>wX+QAiySyPTG5HDjY0w8LJ0zk4I4bA1udYORjgNPN9k=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3AB9D23F7A4B3C9B</text:p>
          </table:table-cell>
          <table:table-cell table:style-name="ce9" office:value-type="string" calcext:value-type="string">
            <text:p>EWI2DOAWYJLAEHNFREGSLKBHUY6P3GNQCJYYK7MLL457IA6R3UYTV3IYLC7D5JK2HGGJ4MHKZYRNLXT3WFSTYKIGDA</text:p>
          </table:table-cell>
          <table:table-cell/>
          <table:table-cell table:style-name="ce1" office:value-type="string" calcext:value-type="string">
            <text:p>3AB9D23F7A4B3C9B</text:p>
          </table:table-cell>
          <table:table-cell table:style-name="ce16" office:value-type="string" calcext:value-type="string">
            <text:p>EWI2DOAWYJLAEHNFREGSLKBHUY6P3GNQCJYYK7MLL457IA6R3UYTV3IYLC7D5JK2HGGJ4MHKZYRNLXT3WFSTYKIGDA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alc</text:p>
          </table:table-cell>
          <table:table-cell table:style-name="ce9" office:value-type="string" calcext:value-type="string">
            <text:p>bgRZrYtjP9NR4hszGEZU3w==</text:p>
          </table:table-cell>
          <table:table-cell/>
          <table:table-cell table:style-name="ce1" office:value-type="string" calcext:value-type="string">
            <text:p>alc</text:p>
          </table:table-cell>
          <table:table-cell table:style-name="ce15" office:value-type="string" calcext:value-type="string">
            <text:p>hj0d5A4c351HGtzZwNXAgA==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areaId</text:p>
          </table:table-cell>
          <table:table-cell table:style-name="ce10"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wlfstk_smdl</text:p>
          </table:table-cell>
          <table:table-cell table:style-name="ce15" office:value-type="string" calcext:value-type="string">
            <text:p>zm6pjicxr32miftrfnvo0k2kuebpucwu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ipLoc-djd</text:p>
          </table:table-cell>
          <table:table-cell table:style-name="ce9" office:value-type="string" calcext:value-type="string">
            <text:p>1-2901-0-0</text:p>
          </table:table-cell>
          <table:table-cell/>
          <table:table-cell table:style-name="ce1"/>
          <table:table-cell table:style-name="ce15"/>
          <table:table-cell table:number-columns-repeated="1019"/>
        </table:table-row>
        <table:table-row table:style-name="ro4">
          <table:table-cell table:style-name="ce1" office:value-type="string" calcext:value-type="string">
            <text:p>PCSYCityID</text:p>
          </table:table-cell>
          <table:table-cell table:style-name="ce10" office:value-type="string" calcext:value-type="string">
            <text:p>CN_110000_110100_110114</text:p>
          </table:table-cell>
          <table:table-cell/>
          <table:table-cell table:style-name="ce1"/>
          <table:table-cell table:style-name="ce15"/>
          <table:table-cell table:number-columns-repeated="1019"/>
        </table:table-row>
        <table:table-row table:style-name="ro4">
          <table:table-cell table:style-name="ce1" office:value-type="string" calcext:value-type="string">
            <text:p>wlfstk_smdl</text:p>
          </table:table-cell>
          <table:table-cell table:style-name="ce10" office:value-type="string" calcext:value-type="string">
            <text:p>2yxvs6icm71zyfpczcawrg1r0870in0k</text:p>
          </table:table-cell>
          <table:table-cell/>
          <table:table-cell table:style-name="ce1"/>
          <table:table-cell table:style-name="ce15"/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 calcext:value-type="string">
            <text:p>请求参数</text:p>
          </table:table-cell>
          <table:table-cell table:number-columns-repeated="2"/>
          <table:table-cell table:style-name="ce3" office:value-type="string" calcext:value-type="string">
            <text:p>请求参数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uuid</text:p>
          </table:table-cell>
          <table:table-cell table:style-name="ce12" office:value-type="string" calcext:value-type="string">
            <text:p>39eaac96-3cf7-45af-bdbe-2ce7f946facc</text:p>
          </table:table-cell>
          <table:table-cell table:style-name="ce7"/>
          <table:table-cell table:style-name="ce4" office:value-type="string" calcext:value-type="string">
            <text:p>uuid</text:p>
          </table:table-cell>
          <table:table-cell table:style-name="ce18" office:value-type="string" calcext:value-type="string">
            <text:p>4fee3d5c-765a-4fc0-98eb-23a615605ba2</text:p>
          </table:table-cell>
          <table:table-cell table:style-name="ce7" table:number-columns-repeated="1019"/>
        </table:table-row>
        <table:table-row table:style-name="ro2">
          <table:table-cell table:style-name="ce1" office:value-type="string" calcext:value-type="string">
            <text:p>eid</text:p>
          </table:table-cell>
          <table:table-cell table:style-name="ce9" office:value-type="string" calcext:value-type="string">
            <text:p>EWI2DOAWYJLAEHNFREGSLKBHUY6P3GNQCJYYK7MLL457IA6R3UYTV3IYLC7D5JK2HGGJ4MHKZYRNLXT3WFSTYKIGDA</text:p>
          </table:table-cell>
          <table:table-cell/>
          <table:table-cell table:style-name="ce1" office:value-type="string" calcext:value-type="string">
            <text:p>eid</text:p>
          </table:table-cell>
          <table:table-cell table:style-name="ce16" office:value-type="string" calcext:value-type="string">
            <text:p>EWI2DOAWYJLAEHNFREGSLKBHUY6P3GNQCJYYK7MLL457IA6R3UYTV3IYLC7D5JK2HGGJ4MHKZYRNLXT3WFSTYKIGDA</text:p>
          </table:table-cell>
          <table:table-cell/>
          <table:table-cell office:value-type="string" calcext:value-type="string">
            <text:p>在如下请求的返回体中</text:p>
          </table:table-cell>
          <table:table-cell table:style-name="ce16" office:value-type="string" calcext:value-type="string">
            <text:p>https://gia.jd.com/fcf.html?a=7TJI7TceW0Pu7Tce7TZ37Tce7Tce7T7L7TcezlP47Tce7TZ37Tce7Tce7T7L7TceWIAewGAB6SAewdwPwHcPw4wPwH7QWIAewGAB6SAewQ%3C*wT6ewT6*Fg6eFQRQZT2DZlfPFHJQOTcjZ07GZgF47Tce7T7L7TceJGAewGAB6SAewHcuZIDxwIDx7Tce7T7L7TceFGAewGAB6SAewH%3CPwHcPw4wPwH7X7Tce7TZ37TceW0NBWt3XWd6uyQ6uil9C7T70zQft7T70z09dygDuihZ*qIAewGAe6eAewdNB7Tce7TZ37TceAQfjJh7ufh7s7TZ%3Cy1RjWIAeZTZ37Tckw4iPwHAeRdJtJeEUFIEHzljPwHAeRGAewGAe6eAewQFH7Tce7TZ37TceRfJ7w4R56fJFS4x3RAbORP7NRkZwSj7cff4lALZ1TPNLSPPFSBJZT%3C*jZTJ76TFSwkfFfNiBSfPw6BJ%3CZApvw4b1RjojTAbvgPPST4xifLZhRPZAgAC7RjR37Tce7T7L7TceJIAewGAB6SAewPZKZNJcwPWj6PZiTk7TTH7AAB7ZALijAAFy6kAefj7NRfRZZLRLRAf3g%3C9RfHfISAPTSAZfAfAkRTRggN73ZkpIgAxNRjPKgfN7wPaj7Tce7T7L7TceWg4PwHcPwj%3CPwHcPwHcPZj6/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fp</text:p>
          </table:table-cell>
          <table:table-cell table:style-name="ce10" office:value-type="string" calcext:value-type="string">
            <text:p>a0142140ed2fdf5087eef7f9244bb5fd</text:p>
          </table:table-cell>
          <table:table-cell/>
          <table:table-cell table:style-name="ce1" office:value-type="string" calcext:value-type="string">
            <text:p>fp</text:p>
          </table:table-cell>
          <table:table-cell table:style-name="ce15" office:value-type="string" calcext:value-type="string">
            <text:p>a0142140ed2fdf5087eef7f9244bb5fd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_t</text:p>
          </table:table-cell>
          <table:table-cell table:style-name="ce10" office:value-type="string" calcext:value-type="string">
            <text:p>_t</text:p>
          </table:table-cell>
          <table:table-cell/>
          <table:table-cell table:style-name="ce1" office:value-type="string" calcext:value-type="string">
            <text:p>_t</text:p>
          </table:table-cell>
          <table:table-cell table:style-name="ce15" office:value-type="string" calcext:value-type="string">
            <text:p>_t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loginType</text:p>
          </table:table-cell>
          <table:table-cell table:style-name="ce10" office:value-type="string" calcext:value-type="string">
            <text:p>c</text:p>
          </table:table-cell>
          <table:table-cell/>
          <table:table-cell table:style-name="ce1" office:value-type="string" calcext:value-type="string">
            <text:p>loginType</text:p>
          </table:table-cell>
          <table:table-cell table:style-name="ce15" office:value-type="string" calcext:value-type="string">
            <text:p>c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loginname</text:p>
          </table:table-cell>
          <table:table-cell table:style-name="ce10" office:value-type="float" office:value="18618224639" calcext:value-type="float">
            <text:p>18618224639</text:p>
          </table:table-cell>
          <table:table-cell/>
          <table:table-cell table:style-name="ce1" office:value-type="string" calcext:value-type="string">
            <text:p>loginname</text:p>
          </table:table-cell>
          <table:table-cell table:style-name="ce15" office:value-type="float" office:value="18618224639" calcext:value-type="float">
            <text:p>18618224639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nloginpwd</text:p>
          </table:table-cell>
          <table:table-cell table:style-name="ce13" office:value-type="string" calcext:value-type="string">
            <text:p>JMgyGEuUiDGRWxRfqCXAb3hYjE5YaL0f+K7wjpZA3RC67T4Sa3T8jojXXSzDq7hRbDAHJkUAkxB/pmoLHzNuAbKtUR5I/KmEKm+s6K7KWsc2OxCANyO19ZS2RAEfXJ62Z2m+aU2IDXCSB6u01mrROw0UxtIiUXsaOChLymzlHr4=</text:p>
          </table:table-cell>
          <table:table-cell table:style-name="ce7"/>
          <table:table-cell table:style-name="ce4" office:value-type="string" calcext:value-type="string">
            <text:p>nloginpwd</text:p>
          </table:table-cell>
          <table:table-cell table:style-name="ce19" office:value-type="string" calcext:value-type="string">
            <text:p>WjTK6PWtzI0F69vjU+JGjCgvYDX3rt6r6rUYloGX9jhX9K1BIGSZlrwncqnwXCyR9H3TaX96JAou/6g2JCuEPpyI3FtajE0chUln9TxT5wMYn+VAjOuWynNs4jcv/JwicitmtjZv6eO0Hzxzt04OQa/LkRRAungNriSTId8ZTNo=</text:p>
          </table:table-cell>
          <table:table-cell table:style-name="ce7" table:number-columns-repeated="1019"/>
        </table:table-row>
        <table:table-row table:style-name="ro2">
          <table:table-cell table:style-name="ce4" office:value-type="string" calcext:value-type="string">
            <text:p>authcode</text:p>
          </table:table-cell>
          <table:table-cell table:style-name="ce12" office:value-type="string" calcext:value-type="string">
            <text:p>bac3ba16913844218d530f23222dca65</text:p>
          </table:table-cell>
          <table:table-cell table:style-name="ce7"/>
          <table:table-cell table:style-name="ce4" office:value-type="string" calcext:value-type="string">
            <text:p>authcode</text:p>
          </table:table-cell>
          <table:table-cell table:style-name="ce18" office:value-type="string" calcext:value-type="string">
            <text:p>944d8a9da5ed440ab7d6ab08af051dd8</text:p>
          </table:table-cell>
          <table:table-cell table:style-name="ce7" table:number-columns-repeated="1019"/>
        </table:table-row>
        <table:table-row table:style-name="ro2">
          <table:table-cell table:style-name="ce1" office:value-type="string" calcext:value-type="string">
            <text:p>pubKey</text:p>
          </table:table-cell>
          <table:table-cell table:style-name="ce9" office:value-type="string" calcext:value-type="string">
            <text:p>MIGfMA0GCSqGSIb3DQEBAQUAA4GNADCBiQKBgQDC7kw8r6tq43pwApYvkJ5laljaN9BZb21TAIfT/vexbobzH7Q8SUdP5uDPXEBKzOjx2L28y7Xs1d9v3tdPfKI2LR7PAzWBmDMn8riHrDDNpUpJnlAGUqJG9ooPn8j7YNpcxCa1iybOlc2kEhmJn5uwoanQq+CA6agNkqly2H4j6wIDAQAB</text:p>
          </table:table-cell>
          <table:table-cell/>
          <table:table-cell table:style-name="ce1" office:value-type="string" calcext:value-type="string">
            <text:p>pubKey</text:p>
          </table:table-cell>
          <table:table-cell table:style-name="ce16" office:value-type="string" calcext:value-type="string">
            <text:p>MIGfMA0GCSqGSIb3DQEBAQUAA4GNADCBiQKBgQDC7kw8r6tq43pwApYvkJ5laljaN9BZb21TAIfT/vexbobzH7Q8SUdP5uDPXEBKzOjx2L28y7Xs1d9v3tdPfKI2LR7PAzWBmDMn8riHrDDNpUpJnlAGUqJG9ooPn8j7YNpcxCa1iybOlc2kEhmJn5uwoanQq+CA6agNkqly2H4j6wIDAQAB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sa_token</text:p>
          </table:table-cell>
          <table:table-cell table:style-name="ce9" office:value-type="string" calcext:value-type="string">
            <text:p>B68C442BE645754F33277E70120805905E88F11B17C0C5B96C2EE9A9393C192F11831A68798734503EE8119A5D21F8A40F6ADF76CCAA41D80DA72772D66CCBBFEB74872621B17D025772F22D0DEE899FE4A6F233A7686A267CCEBCCAE692B1CB84BB33EE98450902633F508AD660A497CE419D5643EF2404D6B508587E92F6F14EEBB18883E297806C9A3C80D25A166AA64835D8E3B300A750B80B0F13C35DB178F376B1C00A0E963C5DFAB3D1758E4DA0E36BC8B94DE54C104F8E3AEA3BE33F52C9AB8056818012F8C78039C5E0143B5155E910DB9077BAE24249A74E8D14F23E811AA89E072694B5A5AB42322F1F7ED36739815BD82A47E3D4A02CE84B78486BCCAAF0DDD1D168B2BDAE1CF4E854769B9647939D35E6D64CB465FE2F28FBD713E6D07A8BB764D9486CEC6762F427A735566F1F400662745A03C0C4AB91858E63B3548C23CB6EE848840894CBB42A5E2B06C7C3FD50899A00040B099BAC3A809377D9DB42A9CFA4979F31F645108335058B5317AADB76CE38C81EAE21CF569A621ED4BDB53E4852F579A9F9BD5C156E</text:p>
          </table:table-cell>
          <table:table-cell/>
          <table:table-cell table:style-name="ce1" office:value-type="string" calcext:value-type="string">
            <text:p>sa_token</text:p>
          </table:table-cell>
          <table:table-cell table:style-name="ce16" office:value-type="string" calcext:value-type="string">
            <text:p>B68C442BE645754F33277E70120805905E88F11B17C0C5B96C2EE9A9393C192F11831A68798734503EE8119A5D21F8A40F6ADF76CCAA41D80DA72772D66CCBBFEB74872621B17D025772F22D0DEE899FE4A6F233A7686A267CCEBCCAE692B1CB84BB33EE98450902633F508AD660A497CE419D5643EF2404D6B508587E92F6F14EEBB18883E297806C9A3C80D25A166AA64835D8E3B300A750B80B0F13C35DB178F376B1C00A0E963C5DFAB3D1758E4DA0E36BC8B94DE54C104F8E3AEA3BE33F52C9AB8056818012F8C78039C5E0143B5155E910DB9077BAE24249A74E8D14F23E811AA89E072694B5A5AB42322F1F7ED36739815BD82A47E3D4A02CE84B78486BCCAAF0DDD1D168B2BDAE1CF4E85476AFCC0D52DBF8363CBD0817E467E408C4DBA6D908AFDDD30EE92BC3FA5971D03ABAFCCAB7C4B35C1A9000FF2019C82662E754FD0264D909CE2C89C205C61F621CB20B255F973065733B7E0B7787B90F4A77F336CB8F2AC155B4BD79C7BC6AD1C711256C02208F66ED68ECCD5892DCC456431D21B7C7AE6C6AA4CD597A68307344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seqSid</text:p>
          </table:table-cell>
          <table:table-cell table:style-name="ce12" office:value-type="float" office:value="5.44773536837838E+017" calcext:value-type="float">
            <text:p>5.44773536837838E+017</text:p>
          </table:table-cell>
          <table:table-cell table:style-name="ce7"/>
          <table:table-cell table:style-name="ce4" office:value-type="string" calcext:value-type="string">
            <text:p>seqSid</text:p>
          </table:table-cell>
          <table:table-cell table:style-name="ce18" office:value-type="string" calcext:value-type="string">
            <text:p>381015646146452900</text:p>
          </table:table-cell>
          <table:table-cell table:style-name="ce7" table:number-columns-repeated="1019"/>
        </table:table-row>
        <table:table-row table:style-name="ro2">
          <table:table-cell table:style-name="ce1" office:value-type="string" calcext:value-type="string">
            <text:p>useSlideAuthCode</text:p>
          </table:table-cell>
          <table:table-cell table:style-name="ce10"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useSlideAuthCode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 calcext:value-type="string">
            <text:p>响应体</text:p>
          </table:table-cell>
          <table:table-cell table:number-columns-repeated="2"/>
          <table:table-cell table:style-name="ce3" office:value-type="string" calcext:value-type="string">
            <text:p>响应体</text:p>
          </table:table-cell>
          <table:table-cell table:number-columns-repeated="1020"/>
        </table:table-row>
        <table:table-row table:style-name="ro5">
          <table:table-cell table:style-name="ce1" office:value-type="string" calcext:value-type="string">
            <text:p>({"notnr":false,"success":"https://www.jd.com/"})</text:p>
          </table:table-cell>
          <table:table-cell table:number-columns-repeated="2"/>
          <table:table-cell table:style-name="ce1" office:value-type="string" calcext:value-type="string">
            <text:p>({"notnr":false,"success":"http://www.jd.com/"})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4">
          <table:table-cell table:style-name="ce3" office:value-type="string" calcext:value-type="string">
            <text:p>响应cookie</text:p>
          </table:table-cell>
          <table:table-cell table:number-columns-repeated="2"/>
          <table:table-cell table:style-name="ce2" office:value-type="string" calcext:value-type="string">
            <text:p>响应cookie</text:p>
          </table:table-cell>
          <table:table-cell table:style-name="ce20"/>
          <table:table-cell table:number-columns-repeated="1019"/>
        </table:table-row>
        <table:table-row table:style-name="ro4">
          <table:table-cell table:style-name="ce1" office:value-type="string" calcext:value-type="string">
            <text:p>_pst</text:p>
          </table:table-cell>
          <table:table-cell table:style-name="ce14"/>
          <table:table-cell/>
          <table:table-cell table:style-name="ce1" office:value-type="string" calcext:value-type="string">
            <text:p>_pst</text:p>
          </table:table-cell>
          <table:table-cell table:style-name="ce20"/>
          <table:table-cell table:number-columns-repeated="1019"/>
        </table:table-row>
        <table:table-row table:style-name="ro4">
          <table:table-cell table:style-name="ce1" office:value-type="string" calcext:value-type="string">
            <text:p>domain</text:p>
          </table:table-cell>
          <table:table-cell table:style-name="ce10" office:value-type="string" calcext:value-type="string">
            <text:p>.jd.com</text:p>
          </table:table-cell>
          <table:table-cell/>
          <table:table-cell table:style-name="ce1" office:value-type="string" calcext:value-type="string">
            <text:p>domain</text:p>
          </table:table-cell>
          <table:table-cell table:style-name="ce15" office:value-type="string" calcext:value-type="string">
            <text:p>.jd.com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expires</text:p>
          </table:table-cell>
          <table:table-cell table:style-name="ce10" office:value-type="string" calcext:value-type="string">
            <text:p>2019-08-30T22:54:34.000Z</text:p>
          </table:table-cell>
          <table:table-cell/>
          <table:table-cell table:style-name="ce1" office:value-type="string" calcext:value-type="string">
            <text:p>expires</text:p>
          </table:table-cell>
          <table:table-cell table:style-name="ce15" office:value-type="string" calcext:value-type="string">
            <text:p>2019-08-30T23:16:36.000Z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httpOnly</text:p>
          </table:table-cell>
          <table:table-cell table:style-name="ce15" office:value-type="string" calcext:value-type="string">
            <text:p>true</text:p>
          </table:table-cell>
          <table:table-cell/>
          <table:table-cell table:style-name="ce1" office:value-type="string" calcext:value-type="string">
            <text:p>httpOnly</text:p>
          </table:table-cell>
          <table:table-cell table:style-name="ce15" office:value-type="string" calcext:value-type="string">
            <text:p>true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path</text:p>
          </table:table-cell>
          <table:table-cell table:style-name="ce10" office:value-type="string" calcext:value-type="string">
            <text:p>/</text:p>
          </table:table-cell>
          <table:table-cell/>
          <table:table-cell table:style-name="ce1" office:value-type="string" calcext:value-type="string">
            <text:p>path</text:p>
          </table:table-cell>
          <table:table-cell table:style-name="ce15" office:value-type="string" calcext:value-type="string">
            <text:p>/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value</text:p>
          </table:table-cell>
          <table:table-cell table:style-name="ce10" office:value-type="string" calcext:value-type="string">
            <text:p>wdyfSfwJxBbcRF</text:p>
          </table:table-cell>
          <table:table-cell/>
          <table:table-cell table:style-name="ce1" office:value-type="string" calcext:value-type="string">
            <text:p>value</text:p>
          </table:table-cell>
          <table:table-cell table:style-name="ce15" office:value-type="string" calcext:value-type="string">
            <text:p>wdyfSfwJxBbcRF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_tp</text:p>
          </table:table-cell>
          <table:table-cell table:style-name="ce14"/>
          <table:table-cell/>
          <table:table-cell table:style-name="ce1" office:value-type="string" calcext:value-type="string">
            <text:p>_tp</text:p>
          </table:table-cell>
          <table:table-cell table:style-name="ce20"/>
          <table:table-cell table:number-columns-repeated="1019"/>
        </table:table-row>
        <table:table-row table:style-name="ro4">
          <table:table-cell table:style-name="ce1" office:value-type="string" calcext:value-type="string">
            <text:p>domain</text:p>
          </table:table-cell>
          <table:table-cell table:style-name="ce10" office:value-type="string" calcext:value-type="string">
            <text:p>.jd.com</text:p>
          </table:table-cell>
          <table:table-cell/>
          <table:table-cell table:style-name="ce1" office:value-type="string" calcext:value-type="string">
            <text:p>domain</text:p>
          </table:table-cell>
          <table:table-cell table:style-name="ce15" office:value-type="string" calcext:value-type="string">
            <text:p>.jd.com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expires</text:p>
          </table:table-cell>
          <table:table-cell table:style-name="ce10" office:value-type="string" calcext:value-type="string">
            <text:p>2019-08-30T22:54:34.000Z</text:p>
          </table:table-cell>
          <table:table-cell/>
          <table:table-cell table:style-name="ce1" office:value-type="string" calcext:value-type="string">
            <text:p>expires</text:p>
          </table:table-cell>
          <table:table-cell table:style-name="ce15" office:value-type="string" calcext:value-type="string">
            <text:p>2019-08-30T23:16:36.000Z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path</text:p>
          </table:table-cell>
          <table:table-cell table:style-name="ce10" office:value-type="string" calcext:value-type="string">
            <text:p>/</text:p>
          </table:table-cell>
          <table:table-cell/>
          <table:table-cell table:style-name="ce1" office:value-type="string" calcext:value-type="string">
            <text:p>path</text:p>
          </table:table-cell>
          <table:table-cell table:style-name="ce15" office:value-type="string" calcext:value-type="string">
            <text:p>/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value</text:p>
          </table:table-cell>
          <table:table-cell table:style-name="ce10" office:value-type="string" calcext:value-type="string">
            <text:p>4pr4UZlcOtGHY4UqL5YkRw==</text:p>
          </table:table-cell>
          <table:table-cell/>
          <table:table-cell table:style-name="ce1" office:value-type="string" calcext:value-type="string">
            <text:p>value</text:p>
          </table:table-cell>
          <table:table-cell table:style-name="ce15" office:value-type="string" calcext:value-type="string">
            <text:p>4pr4UZlcOtGHY4UqL5YkRw==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ceshi3.com</text:p>
          </table:table-cell>
          <table:table-cell table:style-name="ce14"/>
          <table:table-cell/>
          <table:table-cell table:style-name="ce1" office:value-type="string" calcext:value-type="string">
            <text:p>ceshi3.com</text:p>
          </table:table-cell>
          <table:table-cell table:style-name="ce20"/>
          <table:table-cell table:number-columns-repeated="1019"/>
        </table:table-row>
        <table:table-row table:style-name="ro4">
          <table:table-cell table:style-name="ce1" office:value-type="string" calcext:value-type="string">
            <text:p>domain</text:p>
          </table:table-cell>
          <table:table-cell table:style-name="ce10" office:value-type="string" calcext:value-type="string">
            <text:p>.jd.com</text:p>
          </table:table-cell>
          <table:table-cell/>
          <table:table-cell table:style-name="ce1" office:value-type="string" calcext:value-type="string">
            <text:p>domain</text:p>
          </table:table-cell>
          <table:table-cell table:style-name="ce15" office:value-type="string" calcext:value-type="string">
            <text:p>.jd.com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path</text:p>
          </table:table-cell>
          <table:table-cell table:style-name="ce10" office:value-type="string" calcext:value-type="string">
            <text:p>/</text:p>
          </table:table-cell>
          <table:table-cell/>
          <table:table-cell table:style-name="ce1" office:value-type="string" calcext:value-type="string">
            <text:p>path</text:p>
          </table:table-cell>
          <table:table-cell table:style-name="ce15" office:value-type="string" calcext:value-type="string">
            <text:p>/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value</text:p>
          </table:table-cell>
          <table:table-cell table:style-name="ce10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value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DeviceSeq</text:p>
          </table:table-cell>
          <table:table-cell table:style-name="ce14"/>
          <table:table-cell/>
          <table:table-cell table:style-name="ce1" office:value-type="string" calcext:value-type="string">
            <text:p>DeviceSeq</text:p>
          </table:table-cell>
          <table:table-cell table:style-name="ce20"/>
          <table:table-cell table:number-columns-repeated="1019"/>
        </table:table-row>
        <table:table-row table:style-name="ro4">
          <table:table-cell table:style-name="ce1" office:value-type="string" calcext:value-type="string">
            <text:p>expires</text:p>
          </table:table-cell>
          <table:table-cell table:style-name="ce10" office:value-type="string" calcext:value-type="string">
            <text:p>2020-01-27T22:54:34.000Z</text:p>
          </table:table-cell>
          <table:table-cell/>
          <table:table-cell table:style-name="ce1" office:value-type="string" calcext:value-type="string">
            <text:p>expires</text:p>
          </table:table-cell>
          <table:table-cell table:style-name="ce15" office:value-type="string" calcext:value-type="string">
            <text:p>2020-01-27T23:16:36.000Z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httpOnly</text:p>
          </table:table-cell>
          <table:table-cell table:style-name="ce15" office:value-type="string" calcext:value-type="string">
            <text:p>true</text:p>
          </table:table-cell>
          <table:table-cell/>
          <table:table-cell table:style-name="ce1" office:value-type="string" calcext:value-type="string">
            <text:p>httpOnly</text:p>
          </table:table-cell>
          <table:table-cell table:style-name="ce15" office:value-type="string" calcext:value-type="string">
            <text:p>true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path</text:p>
          </table:table-cell>
          <table:table-cell table:style-name="ce10" office:value-type="string" calcext:value-type="string">
            <text:p>/</text:p>
          </table:table-cell>
          <table:table-cell/>
          <table:table-cell table:style-name="ce1" office:value-type="string" calcext:value-type="string">
            <text:p>path</text:p>
          </table:table-cell>
          <table:table-cell table:style-name="ce15" office:value-type="string" calcext:value-type="string">
            <text:p>/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value</text:p>
          </table:table-cell>
          <table:table-cell table:style-name="ce10" office:value-type="string" calcext:value-type="string">
            <text:p>2fd37efe513c4684b1eb2d6e2f8c8882</text:p>
          </table:table-cell>
          <table:table-cell/>
          <table:table-cell table:style-name="ce1" office:value-type="string" calcext:value-type="string">
            <text:p>value</text:p>
          </table:table-cell>
          <table:table-cell table:style-name="ce15" office:value-type="string" calcext:value-type="string">
            <text:p>5455a20a034a4881afdb43a9954e3314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logining</text:p>
          </table:table-cell>
          <table:table-cell table:style-name="ce14"/>
          <table:table-cell/>
          <table:table-cell table:style-name="ce1" office:value-type="string" calcext:value-type="string">
            <text:p>logining</text:p>
          </table:table-cell>
          <table:table-cell table:style-name="ce20"/>
          <table:table-cell table:number-columns-repeated="1019"/>
        </table:table-row>
        <table:table-row table:style-name="ro4">
          <table:table-cell table:style-name="ce1" office:value-type="string" calcext:value-type="string">
            <text:p>domain</text:p>
          </table:table-cell>
          <table:table-cell table:style-name="ce10" office:value-type="string" calcext:value-type="string">
            <text:p>.jd.com</text:p>
          </table:table-cell>
          <table:table-cell/>
          <table:table-cell table:style-name="ce1" office:value-type="string" calcext:value-type="string">
            <text:p>domain</text:p>
          </table:table-cell>
          <table:table-cell table:style-name="ce15" office:value-type="string" calcext:value-type="string">
            <text:p>.jd.com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path</text:p>
          </table:table-cell>
          <table:table-cell table:style-name="ce10" office:value-type="string" calcext:value-type="string">
            <text:p>/</text:p>
          </table:table-cell>
          <table:table-cell/>
          <table:table-cell table:style-name="ce1" office:value-type="string" calcext:value-type="string">
            <text:p>path</text:p>
          </table:table-cell>
          <table:table-cell table:style-name="ce15" office:value-type="string" calcext:value-type="string">
            <text:p>/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value</text:p>
          </table:table-cell>
          <table:table-cell table:style-name="ce10"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value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mp</text:p>
          </table:table-cell>
          <table:table-cell table:style-name="ce14"/>
          <table:table-cell/>
          <table:table-cell table:style-name="ce1" office:value-type="string" calcext:value-type="string">
            <text:p>mp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1" office:value-type="string" calcext:value-type="string">
            <text:p>expires</text:p>
          </table:table-cell>
          <table:table-cell table:style-name="ce10" office:value-type="string" calcext:value-type="string">
            <text:p>2019-08-30T22:54:34.000Z</text:p>
          </table:table-cell>
          <table:table-cell/>
          <table:table-cell table:style-name="ce1" office:value-type="string" calcext:value-type="string">
            <text:p>expires</text:p>
          </table:table-cell>
          <table:table-cell table:style-name="ce15" office:value-type="string" calcext:value-type="string">
            <text:p>2019-08-30T23:16:36.000Z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httpOnly</text:p>
          </table:table-cell>
          <table:table-cell table:style-name="ce15" office:value-type="string" calcext:value-type="string">
            <text:p>true</text:p>
          </table:table-cell>
          <table:table-cell/>
          <table:table-cell table:style-name="ce1" office:value-type="string" calcext:value-type="string">
            <text:p>httpOnly</text:p>
          </table:table-cell>
          <table:table-cell table:style-name="ce15" office:value-type="string" calcext:value-type="string">
            <text:p>true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path</text:p>
          </table:table-cell>
          <table:table-cell table:style-name="ce10" office:value-type="string" calcext:value-type="string">
            <text:p>/</text:p>
          </table:table-cell>
          <table:table-cell/>
          <table:table-cell table:style-name="ce1" office:value-type="string" calcext:value-type="string">
            <text:p>path</text:p>
          </table:table-cell>
          <table:table-cell table:style-name="ce15" office:value-type="string" calcext:value-type="string">
            <text:p>/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value</text:p>
          </table:table-cell>
          <table:table-cell table:style-name="ce10" office:value-type="float" office:value="18618224639" calcext:value-type="float">
            <text:p>18618224639</text:p>
          </table:table-cell>
          <table:table-cell/>
          <table:table-cell table:style-name="ce1" office:value-type="string" calcext:value-type="string">
            <text:p>value</text:p>
          </table:table-cell>
          <table:table-cell table:style-name="ce15" office:value-type="float" office:value="18618224639" calcext:value-type="float">
            <text:p>18618224639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pin</text:p>
          </table:table-cell>
          <table:table-cell table:style-name="ce14"/>
          <table:table-cell/>
          <table:table-cell table:style-name="ce1" office:value-type="string" calcext:value-type="string">
            <text:p>pin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1" office:value-type="string" calcext:value-type="string">
            <text:p>domain</text:p>
          </table:table-cell>
          <table:table-cell table:style-name="ce10" office:value-type="string" calcext:value-type="string">
            <text:p>.jd.com</text:p>
          </table:table-cell>
          <table:table-cell/>
          <table:table-cell table:style-name="ce1" office:value-type="string" calcext:value-type="string">
            <text:p>domain</text:p>
          </table:table-cell>
          <table:table-cell table:style-name="ce15" office:value-type="string" calcext:value-type="string">
            <text:p>.jd.com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expires</text:p>
          </table:table-cell>
          <table:table-cell table:style-name="ce10" office:value-type="string" calcext:value-type="string">
            <text:p>2019-08-30T22:54:34.000Z</text:p>
          </table:table-cell>
          <table:table-cell/>
          <table:table-cell table:style-name="ce1" office:value-type="string" calcext:value-type="string">
            <text:p>expires</text:p>
          </table:table-cell>
          <table:table-cell table:style-name="ce15" office:value-type="string" calcext:value-type="string">
            <text:p>2019-08-30T23:16:36.000Z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path</text:p>
          </table:table-cell>
          <table:table-cell table:style-name="ce10" office:value-type="string" calcext:value-type="string">
            <text:p>/</text:p>
          </table:table-cell>
          <table:table-cell/>
          <table:table-cell table:style-name="ce1" office:value-type="string" calcext:value-type="string">
            <text:p>path</text:p>
          </table:table-cell>
          <table:table-cell table:style-name="ce15" office:value-type="string" calcext:value-type="string">
            <text:p>/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value</text:p>
          </table:table-cell>
          <table:table-cell table:style-name="ce10" office:value-type="string" calcext:value-type="string">
            <text:p>wdyfSfwJxBbcRF</text:p>
          </table:table-cell>
          <table:table-cell/>
          <table:table-cell table:style-name="ce1" office:value-type="string" calcext:value-type="string">
            <text:p>value</text:p>
          </table:table-cell>
          <table:table-cell table:style-name="ce15" office:value-type="string" calcext:value-type="string">
            <text:p>wdyfSfwJxBbcRF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pinId</text:p>
          </table:table-cell>
          <table:table-cell table:style-name="ce14"/>
          <table:table-cell/>
          <table:table-cell table:style-name="ce1" office:value-type="string" calcext:value-type="string">
            <text:p>pinId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1" office:value-type="string" calcext:value-type="string">
            <text:p>domain</text:p>
          </table:table-cell>
          <table:table-cell table:style-name="ce10" office:value-type="string" calcext:value-type="string">
            <text:p>.jd.com</text:p>
          </table:table-cell>
          <table:table-cell/>
          <table:table-cell table:style-name="ce1" office:value-type="string" calcext:value-type="string">
            <text:p>domain</text:p>
          </table:table-cell>
          <table:table-cell table:style-name="ce15" office:value-type="string" calcext:value-type="string">
            <text:p>.jd.com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expires</text:p>
          </table:table-cell>
          <table:table-cell table:style-name="ce10" office:value-type="string" calcext:value-type="string">
            <text:p>2020-07-30T22:54:34.000Z</text:p>
          </table:table-cell>
          <table:table-cell/>
          <table:table-cell table:style-name="ce1" office:value-type="string" calcext:value-type="string">
            <text:p>expires</text:p>
          </table:table-cell>
          <table:table-cell table:style-name="ce15" office:value-type="string" calcext:value-type="string">
            <text:p>2020-07-30T23:16:36.000Z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path</text:p>
          </table:table-cell>
          <table:table-cell table:style-name="ce10" office:value-type="string" calcext:value-type="string">
            <text:p>/</text:p>
          </table:table-cell>
          <table:table-cell/>
          <table:table-cell table:style-name="ce1" office:value-type="string" calcext:value-type="string">
            <text:p>path</text:p>
          </table:table-cell>
          <table:table-cell table:style-name="ce15" office:value-type="string" calcext:value-type="string">
            <text:p>/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value</text:p>
          </table:table-cell>
          <table:table-cell table:style-name="ce10" office:value-type="string" calcext:value-type="string">
            <text:p>tZ4pdNlAvPB8hh2N3hzWUQ</text:p>
          </table:table-cell>
          <table:table-cell/>
          <table:table-cell table:style-name="ce1" office:value-type="string" calcext:value-type="string">
            <text:p>value</text:p>
          </table:table-cell>
          <table:table-cell table:style-name="ce15" office:value-type="string" calcext:value-type="string">
            <text:p>tZ4pdNlAvPB8hh2N3hzWUQ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thor</text:p>
          </table:table-cell>
          <table:table-cell table:style-name="ce14"/>
          <table:table-cell/>
          <table:table-cell table:style-name="ce1" office:value-type="string" calcext:value-type="string">
            <text:p>thor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1" office:value-type="string" calcext:value-type="string">
            <text:p>domain</text:p>
          </table:table-cell>
          <table:table-cell table:style-name="ce10" office:value-type="string" calcext:value-type="string">
            <text:p>.jd.com</text:p>
          </table:table-cell>
          <table:table-cell/>
          <table:table-cell table:style-name="ce1" office:value-type="string" calcext:value-type="string">
            <text:p>domain</text:p>
          </table:table-cell>
          <table:table-cell table:style-name="ce15" office:value-type="string" calcext:value-type="string">
            <text:p>.jd.com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httpOnly</text:p>
          </table:table-cell>
          <table:table-cell table:style-name="ce15" office:value-type="string" calcext:value-type="string">
            <text:p>true</text:p>
          </table:table-cell>
          <table:table-cell/>
          <table:table-cell table:style-name="ce1" office:value-type="string" calcext:value-type="string">
            <text:p>httpOnly</text:p>
          </table:table-cell>
          <table:table-cell table:style-name="ce15" office:value-type="string" calcext:value-type="string">
            <text:p>true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path</text:p>
          </table:table-cell>
          <table:table-cell table:style-name="ce10" office:value-type="string" calcext:value-type="string">
            <text:p>/</text:p>
          </table:table-cell>
          <table:table-cell/>
          <table:table-cell table:style-name="ce1" office:value-type="string" calcext:value-type="string">
            <text:p>path</text:p>
          </table:table-cell>
          <table:table-cell table:style-name="ce15" office:value-type="string" calcext:value-type="string">
            <text:p>/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value</text:p>
          </table:table-cell>
          <table:table-cell table:style-name="ce9" office:value-type="string" calcext:value-type="string">
            <text:p>AD8092656FA87AEA12AAA470FDD99CCE20DECC6D11C9B6AB4081839F49014419FDA0D07C086A3642D80DF5660322828E9870B9C00386CC10272A1E3136CD5FEADFD2D1BEE3159236EAF06EB635BE8F826AD22B4BA2C90C0675F184EE38E6F828A826C26F50879E59A92F4EBA72B48F531CB0CF1FE849948CACAC837759D4DA54D34C8208001CFE02E307B2EF56F75060</text:p>
          </table:table-cell>
          <table:table-cell/>
          <table:table-cell table:style-name="ce1" office:value-type="string" calcext:value-type="string">
            <text:p>value</text:p>
          </table:table-cell>
          <table:table-cell table:style-name="ce16" office:value-type="string" calcext:value-type="string">
            <text:p>AD8092656FA87AEA12AAA470FDD99CCE20DECC6D11C9B6AB4081839F4901441948993A483BF5CD70B73E95ABAD64A4A561615BE79297FDF5878429900E913008E25AAEA95830E2459681FD96070F204B46EDF1094BAD926EAC8F90D8CC234A6E9C0D2E89F50BB15FD827CB0C655B204025C210513230A1E856ED32927E3CB3A9C83402324DA07E6AE88120D832D748CE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TrackID</text:p>
          </table:table-cell>
          <table:table-cell table:style-name="ce14"/>
          <table:table-cell/>
          <table:table-cell table:style-name="ce1" office:value-type="string" calcext:value-type="string">
            <text:p>TrackID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1" office:value-type="string" calcext:value-type="string">
            <text:p>domain</text:p>
          </table:table-cell>
          <table:table-cell table:style-name="ce10" office:value-type="string" calcext:value-type="string">
            <text:p>.jd.com</text:p>
          </table:table-cell>
          <table:table-cell/>
          <table:table-cell table:style-name="ce1" office:value-type="string" calcext:value-type="string">
            <text:p>domain</text:p>
          </table:table-cell>
          <table:table-cell table:style-name="ce15" office:value-type="string" calcext:value-type="string">
            <text:p>.jd.com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expires</text:p>
          </table:table-cell>
          <table:table-cell table:style-name="ce10" office:value-type="string" calcext:value-type="string">
            <text:p>2024-07-29T22:54:34.000Z</text:p>
          </table:table-cell>
          <table:table-cell/>
          <table:table-cell table:style-name="ce1" office:value-type="string" calcext:value-type="string">
            <text:p>expires</text:p>
          </table:table-cell>
          <table:table-cell table:style-name="ce15" office:value-type="string" calcext:value-type="string">
            <text:p>2024-07-29T23:16:36.000Z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path</text:p>
          </table:table-cell>
          <table:table-cell table:style-name="ce10" office:value-type="string" calcext:value-type="string">
            <text:p>/</text:p>
          </table:table-cell>
          <table:table-cell/>
          <table:table-cell table:style-name="ce1" office:value-type="string" calcext:value-type="string">
            <text:p>path</text:p>
          </table:table-cell>
          <table:table-cell table:style-name="ce15" office:value-type="string" calcext:value-type="string">
            <text:p>/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value</text:p>
          </table:table-cell>
          <table:table-cell table:style-name="ce9" office:value-type="string" calcext:value-type="string">
            <text:p>1HoyP6QdhtIpbU-Sv2lJjLUvoFHsCDGtQkgBFW0L8bhfZpW2w42GTW8otHNS-RA1fLhemFIlpftUYlmd1Lw1EYiGSC5eeT0pgPhKUkD2ciSa_QMSvPI8Hij7Q6IzjJqK6</text:p>
          </table:table-cell>
          <table:table-cell/>
          <table:table-cell table:style-name="ce1" office:value-type="string" calcext:value-type="string">
            <text:p>value</text:p>
          </table:table-cell>
          <table:table-cell table:style-name="ce16" office:value-type="string" calcext:value-type="string">
            <text:p>1HKUtqMNBbPpf7brGFBKzpTp-fz9h7bsAy79HXE875vmzhXXAQomdDauHzhksovwYMMMrPLZ2hKxs_B9NfpT8tqe8oSagmOhWAx5I0bmczEQZcfQpYm32zKWCKWqTWn2Y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unick</text:p>
          </table:table-cell>
          <table:table-cell table:style-name="ce14"/>
          <table:table-cell/>
          <table:table-cell table:style-name="ce1" office:value-type="string" calcext:value-type="string">
            <text:p>unick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1" office:value-type="string" calcext:value-type="string">
            <text:p>domain</text:p>
          </table:table-cell>
          <table:table-cell table:style-name="ce10" office:value-type="string" calcext:value-type="string">
            <text:p>.jd.com</text:p>
          </table:table-cell>
          <table:table-cell/>
          <table:table-cell table:style-name="ce1" office:value-type="string" calcext:value-type="string">
            <text:p>domain</text:p>
          </table:table-cell>
          <table:table-cell table:style-name="ce15" office:value-type="string" calcext:value-type="string">
            <text:p>.jd.com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expires</text:p>
          </table:table-cell>
          <table:table-cell table:style-name="ce10" office:value-type="string" calcext:value-type="string">
            <text:p>2019-08-30T22:54:34.000Z</text:p>
          </table:table-cell>
          <table:table-cell/>
          <table:table-cell table:style-name="ce1" office:value-type="string" calcext:value-type="string">
            <text:p>expires</text:p>
          </table:table-cell>
          <table:table-cell table:style-name="ce15" office:value-type="string" calcext:value-type="string">
            <text:p>2019-08-30T23:16:36.000Z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httpOnly</text:p>
          </table:table-cell>
          <table:table-cell table:style-name="ce15" office:value-type="string" calcext:value-type="string">
            <text:p>true</text:p>
          </table:table-cell>
          <table:table-cell/>
          <table:table-cell table:style-name="ce1" office:value-type="string" calcext:value-type="string">
            <text:p>httpOnly</text:p>
          </table:table-cell>
          <table:table-cell table:style-name="ce15" office:value-type="string" calcext:value-type="string">
            <text:p>true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path</text:p>
          </table:table-cell>
          <table:table-cell table:style-name="ce10" office:value-type="string" calcext:value-type="string">
            <text:p>/</text:p>
          </table:table-cell>
          <table:table-cell/>
          <table:table-cell table:style-name="ce1" office:value-type="string" calcext:value-type="string">
            <text:p>path</text:p>
          </table:table-cell>
          <table:table-cell table:style-name="ce15" office:value-type="string" calcext:value-type="string">
            <text:p>/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value</text:p>
          </table:table-cell>
          <table:table-cell table:style-name="ce10" office:value-type="string" calcext:value-type="string">
            <text:p>yfSfwJxBbcRF</text:p>
          </table:table-cell>
          <table:table-cell/>
          <table:table-cell table:style-name="ce1" office:value-type="string" calcext:value-type="string">
            <text:p>value</text:p>
          </table:table-cell>
          <table:table-cell table:style-name="ce15" office:value-type="string" calcext:value-type="string">
            <text:p>yfSfwJxBbcRF</text:p>
          </table:table-cell>
          <table:table-cell table:number-columns-repeated="1019"/>
        </table:table-row>
        <table:table-row table:style-name="ro2" table:number-rows-repeated="104848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Noto Sans CJK SC Regular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8-01">0000/00/00</text:date>, <text:time style:data-style-name="N2" text:time-value="06:57:35.361398496">00:00:00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27T08:47:32.499712873</meta:creation-date>
    <dc:date>2019-08-01T08:25:19.319136579</dc:date>
    <meta:editing-duration>PT3H32M29S</meta:editing-duration>
    <meta:editing-cycles>31</meta:editing-cycles>
    <meta:generator>LibreOffice/5.1.6.2$Linux_X86_64 LibreOffice_project/10m0$Build-2</meta:generator>
    <meta:document-statistic meta:table-count="2" meta:cell-count="695" meta:object-count="0"/>
  </office:meta>
</office:document-meta>
</file>